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orphans="2" fo:widows="2"/>
      <style:text-properties fo:font-variant="normal" fo:text-transform="none" fo:color="#000000" style:font-name="DejaVu Serif" fo:font-size="11.25pt" fo:letter-spacing="normal" fo:font-style="normal" fo:font-weight="normal"/>
    </style:style>
    <style:style style:name="P2" style:family="paragraph" style:parent-style-name="Text_20_body">
      <style:paragraph-properties fo:orphans="2" fo:widows="2"/>
      <style:text-properties style:font-name="DejaVu Serif"/>
    </style:style>
    <style:style style:name="P3" style:family="paragraph" style:parent-style-name="Standard">
      <style:text-properties style:font-name="DejaVu Serif"/>
    </style:style>
    <style:style style:name="P4" style:family="paragraph" style:parent-style-name="Heading_20_2">
      <style:paragraph-properties fo:orphans="2" fo:widows="2"/>
      <style:text-properties officeooo:paragraph-rsid="00160bb7"/>
    </style:style>
    <style:style style:name="T1" style:family="text">
      <style:text-properties officeooo:rsid="003819b2"/>
    </style:style>
    <style:style style:name="T2" style:family="text">
      <style:text-properties officeooo:rsid="002b227e"/>
    </style:style>
    <style:style style:name="T3" style:family="text">
      <style:text-properties officeooo:rsid="00160bb7"/>
    </style:style>
    <style:style style:name="T4" style:family="text">
      <style:text-properties style:font-name="DejaVu Serif"/>
    </style:style>
    <style:style style:name="T5" style:family="text">
      <style:text-properties style:font-name="DejaVu Serif" officeooo:rsid="00160bb7"/>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section text:style-name="Sect1" text:name="Seção110">
        <text:h text:style-name="P4" text:outline-level="2"><text:span text:style-name="T4">DEUTERONÔMIO-[Capítulo </text:span><text:span text:style-name="T5">1</text:span><text:span text:style-name="T4">]</text:span></text:h>
        <text:p text:style-name="P2"><text:bookmark text:name="cap114"/>1 Estas são as palavras que Moisés falou a todo Israel além do Jordão, no deserto, na Arabá defronte de Sufe, entre Parã, Tofel, Labã, Hazerote e Di-Zaabe.</text:p>
        <text:p text:style-name="P1">2 São onze dias de viagem desde Horebe, pelo caminho da montanha de Seir, até Cades-Barnéia.</text:p>
        <text:p text:style-name="P1">3 No ano quadragésimo, no mês undécimo, no primeiro dia do mês, Moisés falou aos filhos de Israel, conforme tudo o que Iavé lhes mandara por seu intermédio,</text:p>
        <text:p text:style-name="P1">4 depois que derrotou a Siom, rei dos amorreus, que habitava em Hesbom, e a Ogue, rei de Basã, que habitava em Astarote, em Edrei.</text:p>
        <text:p text:style-name="P1">5 Além do Jordão, na terra de Moabe, Moisés se pôs a explicar esta lei, e disse:</text:p>
        <text:p text:style-name="P1">6 Iavé nosso Deus nos falou em Horebe, dizendo: Assaz vos haveis demorado neste monte.</text:p>
        <text:p text:style-name="P1">7 Voltai-vos, ponde-vos a caminho, e ide à região montanhosa dos amorreus, e a todos os lugares vizinhos, na Arabá, na região montanhosa, no vale e no sul; à beira do mar, à terra dos cananeus, e ao Líbano, até o grande rio, o rio Eufrates.</text:p>
        <text:p text:style-name="P1">8 Eis que tenho posto esta terra diante de vós; entrai e possuí a terra que Iavé prometeu com juramento dar a vossos pais, Abraão, Isaque, e Jacó, a eles e à sua descendência depois deles.</text:p>
        <text:p text:style-name="P1">9 Nesse mesmo tempo eu vos disse: Eu sozinho não posso levar-vos,</text:p>
        <text:p text:style-name="P1">10 Iavé vosso Deus já vos tem multiplicado, e eis que hoje sois tão numerosos como as estrelas do céu.</text:p>
        <text:p text:style-name="P1">11 Iavé Deus de vossos pais vos faça mil vezes mais numerosos do que sois; e vos abençoe, como vos prometeu.</text:p>
        <text:p text:style-name="P1">12 Como posso eu sozinho suportar o vosso peso, as vossas cargas e as vossas contendas?</text:p>
        <text:p text:style-name="P1">13 Tomai-vos homens sábios, entendidos e experimentados, segundo as vossas tribos, e eu os porei como cabeças sobre vós.</text:p>
        <text:p text:style-name="P1">14 Então me respondestes: bom fazermos o que disseste.</text:p>
        <text:p text:style-name="P1">15 Tomei, pois, os cabeças de vossas tribos, homens sábios e experimentados, e os constituí por cabeças sobre vós, chefes de mil, chefes de cem, chefes de cinqüenta e chefes de dez, por oficiais, segundo as vossas tribos.</text:p>
        <text:p text:style-name="P1">16 E no mesmo tempo ordenei a vossos juízes, dizendo: Ouvi as causas entre vossos irmãos, e julgai com justiça entre o homem e seu irmão, ou o estrangeiro que está com ele.</text:p>
        <text:p text:style-name="P1">17 Não fareis acepção de pessoas em juízo; de um mesmo modo ouvireis o pequeno e o grande; não temereis a face de ninguém, porque o juízo é de Deus; e a causa que vos for difícil demais, a trareis a mim, e eu a ouvirei.</text:p>
        <text:p text:style-name="P1"><text:soft-page-break/>18 Assim naquele tempo vos ordenei todas as coisas que devíeis fazer.</text:p>
        <text:p text:style-name="P1">19 Então partimos de Horebe, e caminhamos por todo aquele grande e terrível deserto que vistes, pelo caminho das montanhas dos amorreus, como Iavé nosso Deus nos ordenara; e chegamos a Cades-Barnéia.</text:p>
        <text:p text:style-name="P1">20 Então eu vos disse: Chegados sois às montanhas dos amorreus, que Iavé nosso Deus nos dá.</text:p>
        <text:p text:style-name="P1">21 Eis aqui Iavé seu Deus tem posto esta terra diante de ti; sobe, apodera-te dela, como te falou Iavé Deus de teus pais; não temas, e não te assustes.</text:p>
        <text:p text:style-name="P1">22 Então todos vós vos chegastes a mim, e dissestes: Mandemos homens adiante de nós, para que nos espiem a terra e, de volta, nos ensinem o caminho pelo qual devemos subir, e as cidades a que devemos ir.</text:p>
        <text:p text:style-name="P1">23 Isto me pareceu bem; de modo que dentre vós tomei doze homens, de cada tribo um homem;</text:p>
        <text:p text:style-name="P1">24 foram-se eles e, subindo as montanhas, chegaram até o vale de Escol e espiaram a terra.</text:p>
        <text:p text:style-name="P1">25 Tomaram do fruto da terra nas mãos, e no-lo trouxeram; e nos informaram, dizendo: Boa é a terra que Iavé nosso Deus nos dá.</text:p>
        <text:p text:style-name="P1">26 Todavia, vós não quisestes subir, mas fostes rebeldes ao mandado de Iavé nosso Deus;</text:p>
        <text:p text:style-name="P1">27 e murmurastes nas vossas tendas, e dissestes: Porquanto Iavé nos odeia, tirou-nos da terra do Egito para nos entregar nas mãos dos amorreus, a fim de nos destruir.</text:p>
        <text:p text:style-name="P1">28 Para onde estamos nós subindo? nossos irmãos fizeram com que se derretesse o nosso coração, dizendo: Maior e mais alto é o povo do que nós; as cidades são grandes e fortificadas até o céu; e também vimos ali os filhos dos anaquins.</text:p>
        <text:p text:style-name="P1">29 Então eu vos disse: Não vos atemorizeis, e não tenhais medo deles.</text:p>
        <text:p text:style-name="P1">30 Iavé vosso Deus, que vai adiante de vós, ele pelejará por vós, conforme tudo o que tem feito por vós diante dos vossos olhos, no Egito,</text:p>
        <text:p text:style-name="P1">31 como também no deserto, onde vistes como Iavé vosso Deus vos levou, como um homem leva seu filho, por todo o caminho que andastes, até chegardes a este lugar.</text:p>
        <text:p text:style-name="P1">32 Mas nem ainda assim confiastes no Iavé vosso Deus,</text:p>
        <text:p text:style-name="P1">33 que ia adiante de vós no caminho, de noite no fogo e de dia na nuvem, para vos achar o lugar onde devíeis acampar, e para vos mostrar o caminho por onde havíeis de andar.</text:p>
        <text:p text:style-name="P1">34 Ouvindo, pois, Iavé a voz das vossas palavras, indignou-se e jurou, dizendo:</text:p>
        <text:p text:style-name="P1">35 Nenhum dos homens desta geração perversa verá a boa terra que prometi com juramento dar a vossos pais,</text:p>
        <text:p text:style-name="P1">36 salvo Calebe, filho de Jefoné; ele a verá, e a terra que pisou darei a ele e a seus filhos, porquanto perseverou em seguir a Iavé.</text:p>
        <text:p text:style-name="P1"><text:soft-page-break/>37 Também contra mim Iavé se indignou por vossa causa, dizendo: Igualmente tu lá não entrarás.</text:p>
        <text:p text:style-name="P1">38 Josué, filho de Num, que te serve, ele ali entrará; anima-o, porque ele fará que Israel a receba por herança.</text:p>
        <text:p text:style-name="P1">39 E vossos pequeninos, dos quais dissestes que seriam por presa, e vossos filhos que hoje não conhecem nem o bem nem o mal, esses lá entrarão, a eles a darei e eles a possuirão.</text:p>
        <text:p text:style-name="P1">40 Quanto a vós, porém, virai-vos, e parti para o deserto, pelo caminho do Mar Vermelho.</text:p>
        <text:p text:style-name="P1">41 Então respondestes, e me dissestes: Pecamos contra Iavé; nós subiremos e pelejaremos, conforme tudo o que nos ordenou Iavé nosso Deus. Vós, pois, vos armastes, cada um, dos vossos instrumentos de guerra, e temerariamente propusestes subir a montanha.</text:p>
        <text:p text:style-name="P1">42 E disse-me Iavé: Dize-lhes: Não subais nem pelejeis, pois não estou no meio de vós; para que não sejais feridos diante de vossos inimigos.</text:p>
        <text:p text:style-name="P1">43 Assim vos falei, mas não ouvistes; antes fostes rebeldes à ordem de Iavé e, agindo presunçosamente, subistes à montanha.</text:p>
        <text:p text:style-name="P1">44 E os amorreus, que habitavam naquela montanha, vos saíram ao encontro e, perseguindo-vos como fazem as abelhas, vos destroçaram desde Seir até Horma.</text:p>
        <text:p text:style-name="P1">45 Voltastes, pois, e chorastes perante Iavé; mas Iavé não ouviu a vossa voz, nem para vós inclinou os ouvidos.</text:p>
        <text:p text:style-name="P1">46 Assim foi grande a vossa demora em Cades, pois ali vos demorastes muitos dias.</text:p>
      </text:section>
      <text:section text:style-name="Sect1" text:name="Seção111">
        <text:h text:style-name="Heading_20_2" text:outline-level="2"><text:bookmark text:name="cap214"/>DEUTERONÔMIO-[Capítulo 2]</text:h>
        <text:p text:style-name="P1">1 Depois viramo-nos, e caminhamos para o deserto, pelo caminho do Mar Vermelho, como Iavé me tinha dito, e por muitos dias rodeamos o monte Seir.</text:p>
        <text:p text:style-name="P1">2 Então Iavé me disse:</text:p>
        <text:p text:style-name="P1">3 Basta de rodeardes este monte; virai-vos para o norte.</text:p>
        <text:p text:style-name="P1">4 Dá ordem ao povo, dizendo: Haveis de passar pelo território de vossos irmãos, os filhos de Esaú, que habitam em Seir; e eles terão medo de vós. Portanto guardai-vos bem;</text:p>
        <text:p text:style-name="P1">5 não contendais com eles, porque não vos darei da sua terra nem sequer o que pisar a planta de um pé; porquanto a Esaú dei o monte Seir por herança.</text:p>
        <text:p text:style-name="P1">6 Comprareis deles por dinheiro mantimento para comerdes, como também comprareis deles água para beberdes.</text:p>
        <text:p text:style-name="P1">7 Pois Iavé seu Deus te há abençoado em toda obra das tuas mãos; ele tem conhecido o teu caminho por este grande deserto; estes quarenta anos Iavé seu Deus tem estado contigo; nada te há faltado.</text:p>
        <text:p text:style-name="P1"><text:soft-page-break/>8 Assim, pois, passamos por nossos irmãos, os filhos de Esaú, que habitam em Seir, desde o caminho da Arabá de Elate e de Eziom-Geber: Depois nos viramos e passamos pelo caminho do deserto de Moabe.</text:p>
        <text:p text:style-name="P1">9 Então Iavé me disse: Não molestes aos de Moabe, e não contendas com eles em peleja, porque nada te darei da sua terra por herança; porquanto dei Ar por herança aos filhos de Ló.</text:p>
        <text:p text:style-name="P1">10 (Antes haviam habitado nela os emins, povo grande e numeroso, e alto como os anaquins;</text:p>
        <text:p text:style-name="P1">11 eles também são considerados refains como os anaquins; mas os moabitas lhes chamam emins.</text:p>
        <text:p text:style-name="P1">12 Outrora os horeus também habitaram em Seir; porém os filhos de Esaú os desapossaram, e os destruíram de diante de si, e habitaram no lugar deles, assim come Israel fez à terra da sua herança, que Iavé lhe deu.)</text:p>
        <text:p text:style-name="P1">13 Levantai-vos agora, e passai o ribeiro de Zerede. Passamos, pois, o ribeiro de Zerede.</text:p>
        <text:p text:style-name="P1">14 E os dias que caminhamos, desde Cades-Barnéia até passarmos o ribeiro de Zerede, foram trinta e oito anos, até que toda aquela geração dos homens de guerra se consumiu do meio do arraial, como Iavé lhes jurara.</text:p>
        <text:p text:style-name="P1">15 Também foi contra eles a mão de Iavé, para os destruir do meio do arraial, até os haver consumido.</text:p>
        <text:p text:style-name="P1">16 Ora, sucedeu que, sendo já consumidos pela morte todos os homens de guerra dentre o povo,</text:p>
        <text:p text:style-name="P1">17 Iavé me disse:</text:p>
        <text:p text:style-name="P1">18 Hoje passarás por Ar, o limite de Moabe;</text:p>
        <text:p text:style-name="P1">19 e quando chegares defronte dos amonitas, não os molestes, e com eles não contendas, porque nada te darei da terra dos amonitas por herança; porquanto aos filhos de Ló a dei por herança.</text:p>
        <text:p text:style-name="P1">20 (Também essa é considerada terra de refains; outrora habitavam nela refains, mas os amonitas lhes chamam zanzumins,</text:p>
        <text:p text:style-name="P1">21 povo grande e numeroso, e alto como os anaquins; mas Iavé os destruiu de diante dos amonitas; e estes, tendo-os desapossado, habitaram no lugar deles;</text:p>
        <text:p text:style-name="P1">22 assim como fez pelos filhos de Esaú, que habitam em Seir, quando de diante deles destruiu os horeus; e os filhos de Esaú, havendo-os desapossado, habitaram no lugar deles até hoje.</text:p>
        <text:p text:style-name="P1">23 Também os caftorins, que saíram de Caftor, destruíram os aveus, que habitavam em aldeias até Gaza, e habitaram no lugar deles.)</text:p>
        <text:p text:style-name="P1">24 Levantai-vos, parti e passai o ribeiro de Arnom; eis que entreguei nas tuas mãos a Siom, o amorreu, rei de Hesbom, e à sua terra; começa a te apoderares dela, contendendo com eles em peleja.</text:p>
        <text:p text:style-name="P1"><text:soft-page-break/>25 Neste dia começarei a meter terror e medo de ti aos povos que estão debaixo de todo o céu; os quais, ao ouvirem a tua fama, tremerão e se angustiarão por causa de ti.</text:p>
        <text:p text:style-name="P1">26 Então, do deserto de Quedemote, mandei mensageiros a Siom, rei de Hesbom, com palavras de paz, dizendo:</text:p>
        <text:p text:style-name="P1">27 Deixa-me passar pela tua terra; somente pela estrada irei, não me desviando nem para a direita nem para a esquerda.</text:p>
        <text:p text:style-name="P1">28 Por dinheiro me venderás mantimento, para que eu coma; e por dinheiro me darás a água, para que eu beba. Tão-somente deixa-me passar a pé,</text:p>
        <text:p text:style-name="P1">29 assim como me fizeram os filhos de Esaú, que habitam em Seir, e os moabitas que habitam em Ar; até que eu passe o Jordão para a terra que Iavé nosso Deus nos dá.</text:p>
        <text:p text:style-name="P1">30 Mas Siom, rei de Hesbom, não nos quis deixar passar por sua terra, porquanto Iavé seu Deus lhe endurecera o espírito, e lhe fizera obstinado o coração, para to entregar nas mãos, como hoje se vê.</text:p>
        <text:p text:style-name="P1">31 Disse-me, pois, Iavé: Eis aqui, comecei a entregar-te Siom e a sua terra; começa, pois, a te apoderares dela, para possuíres a sua terra por herança.</text:p>
        <text:p text:style-name="P1">32 Então Siom nos saiu ao encontro, ele e todo o seu povo, à peleja, em Jaza;</text:p>
        <text:p text:style-name="P1">33 e Iavé nosso Deus no-lo entregou, e o ferimos a ele, e a seus filhos, e a todo o seu povo.</text:p>
        <text:p text:style-name="P1">34 Também naquele tempo lhe tomamos todas as cidades, e fizemos perecer a todos, homens, mulheres e pequeninos, não deixando sobrevivente algum;</text:p>
        <text:p text:style-name="P1">35 somente tomamos por presa o gado para nós, juntamente com o despojo das cidades que havíamos tomado.</text:p>
        <text:p text:style-name="P1">36 Desde Aroer, que está à borda do vale do Arnom, e desde a cidade que está no vale, até Gileade, nenhuma cidade houve tão alta que de nós escapasse; tudo Iavé nosso Deus no-lo entregou.</text:p>
        <text:p text:style-name="P1">37 Somente à terra dos amonitas não chegastes, nem a parte alguma da borda do ribeiro de Jaboque, nem a cidade alguma da região montanhosa, nem a coisa alguma que Iavé nosso Deus proibira.</text:p>
      </text:section>
      <text:section text:style-name="Sect1" text:name="Seção112">
        <text:h text:style-name="Heading_20_2" text:outline-level="2"><text:bookmark text:name="cap313"/>DEUTERONÔMIO-[Capítulo 3]</text:h>
        <text:p text:style-name="P1">1 Depois nos viramos e subimos pelo caminho de Basã; e Ogue, rei de Basã, nos saiu ao encontro, ele e todo o seu povo, à peleja, em Edrei.</text:p>
        <text:p text:style-name="P1">2 Então Iavé me disse: Não o temas, porque to entreguei nas mãos, a ele e a todo o seu povo, e a sua terra; e farás a ele como fizeste a Siom, rei dos amorreus, que habitava em Hesbom.</text:p>
        <text:p text:style-name="P1">3 Assim Iavé nosso Deus nos entregou nas mãos também a Ogue, rei de Basã, e a todo o seu povo; de maneira que o ferimos, até que não lhe ficou sobrevivente algum.</text:p>
        <text:p text:style-name="P1"><text:soft-page-break/>4 E naquele tempo tomamos todas as suas cidades; nenhuma cidade houve que não lhes tomássemos: sessenta cidades, toda a região de Argobe, o reino de Ogue em Basã,</text:p>
        <text:p text:style-name="P1">5 cidades estas todas fortificadas com altos muros, portas e ferrolhos, além de muitas cidades sem muros.</text:p>
        <text:p text:style-name="P1">6 E destruímo-las totalmente, como fizéramos a Siom, rei de Hesbom, fazendo perecer a todos, homens, mulheres e pequeninos.</text:p>
        <text:p text:style-name="P1">7 Mas todo o gado e o despojo das cidades, tomamo-los por presa para nós.</text:p>
        <text:p text:style-name="P1">8 Assim naquele tempo tomamos a terra da mão daqueles dois reis dos amorreus, que estavam além do Jordão, desde o rio Arnom até o monte Hermom</text:p>
        <text:p text:style-name="P1">9 (ao Hermom os sidônios chamam Siriom, e os amorreus chamam-lhe Senir),</text:p>
        <text:p text:style-name="P1">10 todas as cidades do planalto, e todo o Gileade, e todo o Basã, até Salca e Edrei, cidades do reino de Ogue em Basã.</text:p>
        <text:p text:style-name="P1">11 Porque só Ogue, rei de Basã, ficou de resto dos refains; eis que o seu leito, um leito de ferro, não está porventura em Rabá dos amonitas? o seu comprimento é de nove côvados, e de quatro côvados a sua largura, segundo o côvado em uso.</text:p>
        <text:p text:style-name="P1">12 Naquele tempo, pois, tomamos essa terra por possessão. Desde Aroer, que está junto do vale do Arnom, e a metade da região montanhosa de Gileade, com as suas cidades, dei aos nibenitas e gaditas;</text:p>
        <text:p text:style-name="P1">13 e dei à meia tribo de Manassés o resto de Gileade, como também todo o Basã, o reino de Ogue, isto é, toda a região de Argobe com todo o Basã. (O mesmo se chamava a terra dos refains.</text:p>
        <text:p text:style-name="P1">14 Jair, filho de Manassés, tomou toda a região de Argobe, até a fronteira dos resuritas e dos maacatitas, e lhes chamou, inclusive o Basã, pelo seu nome, Havote-Jair, até hoje).</text:p>
        <text:p text:style-name="P1">15 E a Maquir dei Gileade.</text:p>
        <text:p text:style-name="P1">16 Mas aos rubenitas e gaditas dei desde Gileade até o vale do Arnom, tanto o meio do vale como a sua borda, e até o ribeiro de Jaboque, o termo dos amonitas;</text:p>
        <text:p text:style-name="P1">17 como também a Arabá, com o Jordão por termo, desde Quinerete até o mar da Arabá, o Mar Salgado, pelas faldas de Pisga para o oriente.</text:p>
        <text:p text:style-name="P1">18 No mesmo tempo também vos ordenei, dizendo: Iavé vosso Deus vos deu esta terra, para a possuirdes; vós, todos os homens valentes, passareis armados adiante de vossos irmãos, os filhos de Israel.</text:p>
        <text:p text:style-name="P1">19 Tão-somente vossas mulheres, e vossos pequeninos, e vosso gado (porque eu sei que tendes muito gado) ficarão nas cidades que já vos dei;</text:p>
        <text:p text:style-name="P1">20 até que Iavé dê descanso a vossos irmãos como a vós, e eles também possuam a terra que Iavé vosso Deus lhes dá além do Jordão: Então voltareis cada qual à sua herança que já vos tenho dado.</text:p>
        <text:p text:style-name="P1"><text:soft-page-break/>21 Também dei ordem a Josué no mesmo tempo, dizendo: Os teus olhos viram tudo o que Iavé vosso Deus tem feito a esses dois reis; assim fará Iavé a todos os reinos a que tu estás passando.</text:p>
        <text:p text:style-name="P1">22 Não tenhais medo deles, porque Iavé vosso Deus é o que peleja por nós.</text:p>
        <text:p text:style-name="P1">23 Também roguei a Iavé nesse tempo, dizendo:</text:p>
        <text:p text:style-name="P1">24 Ó <text:s/>Iavé, tu já começaste a mostrar ao teu servo a tua grandeza e a tua forte mão; pois, que Deus há no céu ou na terra, que possa fazer segundo as tuas obras, e segundo os teus grandes feitos?</text:p>
        <text:p text:style-name="P1">25 Rogo-te que me deixes passar, para que veja essa boa terra que está além do Jordão, essa boa região montanhosa, e o Líbano!</text:p>
        <text:p text:style-name="P1">26 Mas Iavé indignou-se muito contra mim por causa de vós, e não me ouviu; antes me disse: Basta; não me fales mais nisto.</text:p>
        <text:p text:style-name="P1">27 sobe ao cume do Pisga, e levanta os olhos para o ocidente, para o norte, para o sul e para o oriente, e contempla com os teus olhos; porque não passarás este Jordão.</text:p>
        <text:p text:style-name="P1">28 Mas dá ordens a Josué, anima-o, e fortalece-o, porque ele passará adiante deste povo, e o levará a possuir a terra que tu verás.</text:p>
        <text:p text:style-name="P1">29 Assim ficamos no vale defronte de Bete-Peor.</text:p>
      </text:section>
      <text:section text:style-name="Sect1" text:name="Seção113">
        <text:h text:style-name="Heading_20_2" text:outline-level="2"><text:bookmark text:name="cap43"/>DEUTERONÔMIO-[Capítulo 4]</text:h>
        <text:p text:style-name="P1">1 Agora, pois, ó Israel, ouve os estatutos e os preceitos que eu vos ensino, para os observardes, a fim de que vivais, e entreis e possuais a terra que Iavé Deus de vossos pais vos dá.</text:p>
        <text:p text:style-name="P1">2 Não acrescentareis à palavra que vos mando, nem diminuireis dela, para que guardeis os mandamentos de Iavé vosso Deus, que eu vos mando.</text:p>
        <text:p text:style-name="P1">3 Os vossos olhos viram o que Iavé fez por causa de Baal-Peor; pois a todo homem que seguiu a Baal-Peor, Iavé vosso Deus o consumiu do meio de vós.</text:p>
        <text:p text:style-name="P1">4 Mas vós, que vos apegastes a Iavé vosso Deus, todos estais hoje vivos.</text:p>
        <text:p text:style-name="P1">5 Eis que vos ensinei estatutos e preceitos, como Iavé meu Deus me ordenou, para que os observeis no meio da terra na qual estais entrando para a possuirdes.</text:p>
        <text:p text:style-name="P1">6 Guardai-os e observai-os, porque isso é a vossa sabedoria e o vosso entendimento à vista dos povos, que ouvirão todos estes, estatutos, e dirão: Esta grande nação é deveras povo sábio e entendido.</text:p>
        <text:p text:style-name="P1">7 Pois que grande nação há que tenha deuses tão chegados a si como o é a nós Iavé nosso Deus todas as vezes que o invocamos?</text:p>
        <text:p text:style-name="P1">8 E que grande nação há que tenha estatutos e preceitos tão justos como toda esta lei que hoje ponho perante vós?</text:p>
        <text:p text:style-name="P1">9 Tão-somente guarda-te a ti mesmo, e guarda bem a tua alma, para que não te esqueças das coisas que os teus olhos viram, e que elas não se apaguem do teu <text:soft-page-break/>coração todos os dias da tua vida; porém as contarás a teus filhos, e aos filhos de teus filhos;</text:p>
        <text:p text:style-name="P1">10 o dia em que estiveste perante Iavé seu Deus em Horebe, quando Iavé me disse: Ajunta-me este povo, e os farei ouvir as minhas palavras, e aprendê-las-ão, para me temerem todos os dias que na terra viverem, e as ensinarão a seus filhos.</text:p>
        <text:p text:style-name="P1">11 Então vós vos chegastes, e vos pusestes ao pé do monte; e o monte ardia em fogo até o meio do céu, e havia trevas, e nuvens e escuridão.</text:p>
        <text:p text:style-name="P1">12 E Iavé vos falou do meio do fogo; ouvistes o som de palavras, mas não vistes forma alguma; tão-somente ouvistes uma voz.</text:p>
        <text:p text:style-name="P1">13 Então ele vos anunciou o seu pacto, o qual vos ordenou que observásseis, isto é, os dez mandamentos; e os escreveu em duas tábuas de pedra.</text:p>
        <text:p text:style-name="P1">14 Também Iavé me ordenou ao mesmo tempo que vos ensinasse estatutos e preceitos, para que os cumprísseis na terra a que estais passando para a possuirdes.</text:p>
        <text:p text:style-name="P1">15 Guardai, pois, com diligência as vossas almas, porque não vistes forma alguma no dia em que Iavé vosso Deus, em Horebe, falou convosco do meio do fogo;</text:p>
        <text:p text:style-name="P1">16 para que não vos corrompais, fazendo para vós alguma imagem esculpida, na forma de qualquer figura, semelhança de homem ou de mulher;</text:p>
        <text:p text:style-name="P1">17 ou semelhança de qualquer animal que há na terra, ou de qualquer ave que voa pelo céu;</text:p>
        <text:p text:style-name="P1">18 ou semelhança de qualquer animal que se arrasta sobre a terra, ou de qualquer peixe que há nas águas debaixo da terra;</text:p>
        <text:p text:style-name="P1">19 e para que não suceda que, levantando os olhos para o céu, e vendo o sol, a lua e as estrelas, todo esse exército do céu, sejais levados a vos inclinardes perante eles, prestando culto a essas coisas que Iavé vosso Deus repartiu a todos os povos debaixo de todo o céu.</text:p>
        <text:p text:style-name="P1">20 Mas Iavé vos tomou, e vos tirou da fornalha de ferro do Egito, a fim de lhe serdes um povo hereditário, como hoje o sois.</text:p>
        <text:p text:style-name="P1">21 Iavé se indignou contra mim por vossa causa, e jurou que eu não passaria o Jordão, e que não entraria na boa terra que Iavé vosso Deus vos dá por herança;</text:p>
        <text:p text:style-name="P1">22 mas eu tenho de morrer nesta terra; não poderei passar o Jordão; porém vós o passareis, e possuireis essa boa terra.</text:p>
        <text:p text:style-name="P1">23 Guardai-vos de que vos esqueçais do pacto de Iavé vosso Deus, que ele fez convosco, e não façais para vós nenhuma imagem esculpida, semelhança de alguma coisa que Iavé vosso Deus vos proibiu.</text:p>
        <text:p text:style-name="P1">24 Porque Iavé vosso Deus é um fogo consumidor, um Deus zeloso.</text:p>
        <text:p text:style-name="P1">25 Quando, pois, tiverdes filhos, e filhos de filhos, e envelhecerdes na terra, e vos corromperdes, fazendo alguma imagem esculpida, semelhança de alguma coisa, e praticando o que é mau aos olhos de Iavé vosso Deus, para o provocar a ira, -</text:p>
        <text:p text:style-name="P1"><text:soft-page-break/>26 hoje tomo por testemunhas contra vós o céu e a terra, - bem cedo perecereis da terra que, passado o Jordão, ides possuir. Não prolongareis os vossos dias nela, antes sereis de todo destruídos.</text:p>
        <text:p text:style-name="P1">27 E Iavé vos espalhará entre os povos, e ficareis poucos em número entre as nações para as quais Iavé vos conduzirá.</text:p>
        <text:p text:style-name="P1">28 Lá servireis a deuses que são obra de mãos de homens, madeira e pedra, que não vêem, nem ouvem, nem comem, nem cheiram.</text:p>
        <text:p text:style-name="P1">29 Mas de lá buscarás ao Iavé seu Deus, e o acharás, quando o buscares de todo o teu coração e de toda a tua alma.</text:p>
        <text:p text:style-name="P1">30 Quando estiveres em angústia, e todas estas coisas te alcançarem, então nos últimos dias voltarás para Iavé seu Deus, e ouvirás a sua voz;</text:p>
        <text:p text:style-name="P1">31 porquanto Iavé seu Deus é Deus misericordioso, e não te desamparará, nem te destruirá, nem se esquecerá do pacto que jurou a teus pais.</text:p>
        <text:p text:style-name="P1">32 Agora, pois, pergunta aos tempos passados que te precederam desde o dia em que Deus criou o homem sobre a terra, desde uma extremidade do céu até a outra, se aconteceu jamais coisa tão grande como esta, ou se jamais se ouviu coisa semelhante?</text:p>
        <text:p text:style-name="P1">33 Ou se algum povo ouviu a voz de Deus falar do meio do fogo, como tu a ouviste, e ainda ficou vivo?</text:p>
        <text:p text:style-name="P1">34 Ou se Deus intentou ir tomar para si uma nação do meio de outra nação, por meio de provas, de sinais, de maravilhas, de peleja, de mão poderosa, de braço estendido, bem como de grandes espantos, segundo tudo quanto fez a teu favor Iavé seu Deus, no Egito, diante dos teus olhos?</text:p>
        <text:p text:style-name="P1">35 A ti te foi mostrado para que soubesses que Iavé é Deus; nenhum outro há senão ele.</text:p>
        <text:p text:style-name="P1">36 Do céu te fez ouvir a sua voz, para te instruir, e sobre a terra te mostrou o seu grande fogo, do meio do qual ouviste as suas palavras.</text:p>
        <text:p text:style-name="P1">37 E, porquanto amou a teus pais, não somente escolheu a sua descendência depois deles, mas também te tirou do Egito com a sua presença e com a sua grande força;</text:p>
        <text:p text:style-name="P1">38 para desapossar de diante de ti nações maiores e mais poderosas do que tu, para te introduzir na sua terra e ta dar por herança, como neste dia se vê.</text:p>
        <text:p text:style-name="P1">39 Pelo que hoje deves saber e considerar no teu coração que só Iavé é Deus, em cima no céu e embaixo na terra; não há nenhum outro.</text:p>
        <text:p text:style-name="P1">40 E guardarás os seus estatutos e os seus mandamentos, que eu te ordeno hoje, para que te vá bem a ti, e a teus filhos depois de ti, e para que prolongues os dias na terra que Iavé seu Deus te dá, para todo o sempre.</text:p>
        <text:p text:style-name="P1">41 Então Moisés separou três cidades além do Jordão, para o nascente,</text:p>
        <text:p text:style-name="P1">42 para que se refugiasse ali o homicida que involuntariamente tivesse matado o seu próximo a quem dantes não tivesse ódio algum; para que, refugiando-se numa destas cidades, vivesse:</text:p>
        <text:p text:style-name="P1"><text:soft-page-break/>43 a Bezer, no deserto, no planalto, para os rubenitas; a Ramote, em Gileade, para os paditas; e a Golã, em Basã, para os manassitas.</text:p>
        <text:p text:style-name="P1">44 Esta é a lei que Moisés propôs aos filhos de Israel;</text:p>
        <text:p text:style-name="P1">45 estes são os testemunhos, os estatutos e os preceitos que Moisés falou aos filhos de Israel, depois que saíram do Egito,</text:p>
        <text:p text:style-name="P1">46 além do Jordão, no vale defronte de Bete-Peor, na terra de Siom, rei dos amorreus, que habitava em Hesbom, a quem Moisés e os filhos de Israel derrotaram, depois que saíram do Egito;</text:p>
        <text:p text:style-name="P1">47 pois tomaram a terra deles em possessão, como também a terra de Ogue, rei de Basã, sendo esses os dois reis dos amorreus, que estavam além do Jordão, para o nascente;</text:p>
        <text:p text:style-name="P1">48 desde Aroer, que está à borda do ribeiro de Arnom, até o monte de Siom, que é Hermom,</text:p>
        <text:p text:style-name="P1">49 e toda a Arabá, além do Jordão, para o oriente, até o mar da Arabá, pelas faldas de Pisga.</text:p>
      </text:section>
      <text:section text:style-name="Sect1" text:name="Seção114">
        <text:h text:style-name="Heading_20_2" text:outline-level="2"><text:bookmark text:name="cap53"/>DEUTERONÔMIO-[Capítulo 5]</text:h>
        <text:p text:style-name="P1">1 Chamou, pois, Moisés a todo o Israel, e disse-lhes: Ouve, ó Israel, os estatutos e preceitos que hoje vos falo aos ouvidos, para que os aprendais e cuideis em os cumprir.</text:p>
        <text:p text:style-name="P1">2 Iavé nosso Deus fez um pacto conosco em Horebe.</text:p>
        <text:p text:style-name="P1">3 Não com nossos pais fez Iavé esse pacto, mas conosco, sim, com todos nós que hoje estamos aqui vivos.</text:p>
        <text:p text:style-name="P1">4 Face a face falou Iavé conosco no monte, do meio o fogo</text:p>
        <text:p text:style-name="P1">5 (estava eu nesse tempo entre Iavé e vós, para vos anunciar a palavra de Iavé; porque tivestes medo por causa do fogo, e não subistes ao monte), dizendo ele:</text:p>
        <text:p text:style-name="P1">6 Eu sou Iavé seu Deus, que te tirei da terra do Egito, da casa da servidão.</text:p>
        <text:p text:style-name="P1">7 Não terás outros deuses diante de mim.</text:p>
        <text:p text:style-name="P1">8 Não farás para ti imagem esculpida, nem figura alguma do que há em cima no céu, nem embaixo na terra, nem nas águas debaixo da terra;</text:p>
        <text:p text:style-name="P1">9 não te encurvarás diante delas, nem as servirás; porque eu, Iavé teu Deus, sou Deus zeloso, que visito a iniqüidade dos pais nos filhos até a terceira e quarta geração daqueles que me odeiam,</text:p>
        <text:p text:style-name="P1">10 e uso de misericórdia com milhares dos que me amam e guardam os meus mandamentos.</text:p>
        <text:p text:style-name="P1">11 Não tomarás o nome de Iavé seu Deus em vão; porque Iavé não terá por inocente aquele que tomar o seu nome em vão.</text:p>
        <text:p text:style-name="P1">12 Guarda o dia do sábado, para o santificar, como te ordenou Iavé seu Deus;</text:p>
        <text:p text:style-name="P1">13 seis dias trabalharás, e farás todo o teu trabalho;</text:p>
        <text:p text:style-name="P1"><text:soft-page-break/>14 mas o sétimo dia é o sábado de Iavé seu Deus; nesse dia não farás trabalho algum, nem tu, nem teu filho, nem tua filha, nem o teu servo, nem a tua serva, nem o teu boi, nem o teu jumento, nem animal algum teu, nem o estrangeiro que está dentro das tuas portas; para que o teu servo e a tua serva descansem assim como tu.</text:p>
        <text:p text:style-name="P1">15 Lembra-te de que foste servo na terra do Egito, e que Iavé teu Deus te tirou dali com mão forte e braço estendido; pelo que Iavé teu Deus te ordenou que guardasses o dia do sábado.</text:p>
        <text:p text:style-name="P1">16 Honra a teu pai e a tua mãe, como Iavé seu Deus te ordenou, para que se prolonguem os teus dias, e para que te vá bem na terra que Iavé seu Deus te dá.</text:p>
        <text:p text:style-name="P1">17 Não matarás.</text:p>
        <text:p text:style-name="P1">18 Não adulterarás.</text:p>
        <text:p text:style-name="P1">19 Não furtarás.</text:p>
        <text:p text:style-name="P1">20 Não dirás falso testemunho contra o teu próximo.</text:p>
        <text:p text:style-name="P1">21 Não cobiçarás a mulher do teu próximo; não desejarás a casa do teu próximo; nem o seu campo, nem o seu servo, nem a sua serva, nem o seu boi, nem o seu jumento, nem coisa alguma do teu próximo.</text:p>
        <text:p text:style-name="P1">22 Essas palavras falou Iavé a toda a vossa assembléia no monte, do meio do fogo, da nuvem e da escuridão, com grande voz; e nada acrescentou. E escreveu-as em duas tábuas de pedra, que ele me deu.</text:p>
        <text:p text:style-name="P1">23 Mas quando ouvistes a voz do meio das trevas, enquanto ardia o monte em fogo, viestes ter comigo, mesmo todos os cabeças das vossas tribos, e vossos anciãos,</text:p>
        <text:p text:style-name="P1">24 e dissestes: Eis que Iavé nosso Deus nos fez ver a sua glória e a sua grandeza, e ouvimos a sua voz do meio do fogo; hoje vimos que Deus fala com o homem, e este ainda continua vivo.</text:p>
        <text:p text:style-name="P1">25 Agora, pois, por que havemos de morrer? Este grande fogo nos consumirá; se ainda mais ouvirmos a voz de Iavé nosso Deus, morreremos.</text:p>
        <text:p text:style-name="P1">26 Porque, quem há de toda a carne, que tenha ouvido a voz do Deus vivente a falar do meio do fogo, como nós a ouvimos, e ainda continue vivo?</text:p>
        <text:p text:style-name="P1">27 Chega-te tu, e ouve tudo o que Iavé nosso Deus falar; e tu nos dirás tudo o que ele te disser; assim o ouviremos e o cumpriremos.</text:p>
        <text:p text:style-name="P1">28 Ouvindo, pois, Iavé as vossas palavras, quando me faláveis, disse-me: Eu ouvi as palavras deste povo, que eles te disseram; falaram bem em tudo quanto disseram.</text:p>
        <text:p text:style-name="P1">29 Quem dera que eles tivessem tal coração que me temessem, e guardassem em todo o tempo todos os meus mandamentos, para que bem lhes fosse a eles, e a seus filhos para sempre!</text:p>
        <text:p text:style-name="P1">30 Vai, dize-lhes: Voltai às vossas tendas.</text:p>
        <text:p text:style-name="P1">31 Tu, porém, deixa-te ficar aqui comigo, e eu te direi todos os mandamentos, estatutos e preceitos que tu lhes hás de ensinar, para que eles os cumpram na terra que eu lhes dou para a possuírem.</text:p>
        <text:p text:style-name="P1"><text:soft-page-break/>32 Olhai, pois, que façais como vos ordenou Iavé vosso Deus; não vos desviareis nem para a direita nem para a esquerda.</text:p>
        <text:p text:style-name="P1">33 Andareis em todo o caminho que vos ordenou a Iavé vosso Deus, para que vivais e bem vos suceda, e prolongueis os vossos dias na terra que haveis de possuir.</text:p>
      </text:section>
      <text:section text:style-name="Sect1" text:name="Seção115">
        <text:h text:style-name="Heading_20_2" text:outline-level="2"><text:bookmark text:name="cap64"/>DEUTERONÔMIO-[Capítulo 6]</text:h>
        <text:p text:style-name="P1">1 Estes, pois, são os mandamentos, os estatutos e os preceitos que Iavé seu Deus mandou ensinar-te, a fim de que os cumprisses na terra a que estás passando: para a possuíres;</text:p>
        <text:p text:style-name="P1">2 para que temas ao Iavé seu Deus, e guardes todos os seus estatutos e mandamentos, que eu te ordeno, tu, e teu filho, e o filho de teu filho, todos os dias da tua vida, e para que se prolonguem os teus dias.</text:p>
        <text:p text:style-name="P1">3 Ouve, pois, ó Israel, e atenta em que os guardes, para que te vá bem, e muito te multipliques na terra que mana leite e mel, como te prometeu Iavé Deus de teus pais.</text:p>
        <text:p text:style-name="P1">4 Ouve, ó Israel; Iavé nosso Deus é o único.</text:p>
        <text:p text:style-name="P1">5 Amarás, pois, a Iavé seu Deus de todo o teu coração, de toda a tua alma e de todas as tuas forças.</text:p>
        <text:p text:style-name="P1">6 E estas palavras, que hoje te ordeno, estarão no teu coração;</text:p>
        <text:p text:style-name="P1">7 e as ensinarás a teus filhos, e delas falarás sentado em tua casa e andando pelo caminho, ao deitar-te e ao levantar-te.</text:p>
        <text:p text:style-name="P1">8 Também as atarás por sinal na tua mão e te serão por frontais entre os teus olhos;</text:p>
        <text:p text:style-name="P1">9 e as escreverás nos umbrais de tua casa, e nas tuas portas.</text:p>
        <text:p text:style-name="P1">10 Quando, pois, Iavé seu Deus te introduzir na terra que com juramento prometeu a teus pais, Abraão, Isaque e Jacó, que te daria, com grandes e boas cidades, que tu não edificaste,</text:p>
        <text:p text:style-name="P1">11 e casas cheias de todo o bem, as quais tu não encheste, e poços cavados, que tu não cavaste, vinhas e olivais, que tu não plantaste, e quando comeres e te fartares;</text:p>
        <text:p text:style-name="P1">12 guarda-te, que não te esqueças de Iavé, que te tirou da terra do Egito, da casa da servidão.</text:p>
        <text:p text:style-name="P1">13 Temerás ao Iavé seu Deus e o servirás, e pelo seu nome jurarás.</text:p>
        <text:p text:style-name="P1">14 Não seguirás outros deuses, os deuses dos povos que houver à roda de ti;</text:p>
        <text:p text:style-name="P1">15 porque Iavé seu Deus é um Deus zeloso no meio de ti; para que a ira de Iavé seu Deus não se acenda contra ti, e ele te destrua de sobre a face da terra.</text:p>
        <text:p text:style-name="P1">16 Não tentareis Iavé vosso Deus, como o tentastes em Massá.</text:p>
        <text:p text:style-name="P1">17 Diligentemente guardarás os mandamentos de Iavé seu Deus, como também os seus testemunhos, e seus estatutos, que te ordenou.</text:p>
        <text:p text:style-name="P1">18 Também praticarás o que é reto e bom aos olhos de Iavé, para que te vá bem, e entres, e possuas a boa terra, a qual Iavé prometeu com juramento a teus pais;</text:p>
        <text:p text:style-name="P1"><text:soft-page-break/>19 para que lance fora de diante de ti todos os teus inimigos, como disse Iavé.</text:p>
        <text:p text:style-name="P1">20 Quando teu filho te perguntar no futuro, dizendo: Que significam os testemunhos, estatutos e preceitos que Iavé nosso Deus vos ordenou?</text:p>
        <text:p text:style-name="P1">21 responderás a teu filho: Éramos servos de Faraó no Egito, porém Iavé, com mão forte, nos tirou de lá;</text:p>
        <text:p text:style-name="P1">22 e, aos nossos olhos, Iavé fez sinais e maravilhas grandes e penosas contra o Egito, contra Faraó e contra toda a sua casa;</text:p>
        <text:p text:style-name="P1">23 mas nos tirou de lá, para nos introduzir e nos dar a terra que com juramento prometera a nossos pais.</text:p>
        <text:p text:style-name="P1">24 Pelo que Iavé nos ordenou que observássemos todos estes estatutos, que temêssemos Iavé nosso Deus, para o nosso bem em todo o tempo, a fim de que ele nos preservasse em vida, assim como hoje se vê.</text:p>
        <text:p text:style-name="P1">25 E será justiça para nós, se tivermos cuidado de cumprir todos estes mandamentos perante Iavé nosso Deus, como ele nos ordenou.</text:p>
      </text:section>
      <text:section text:style-name="Sect1" text:name="Seção116">
        <text:h text:style-name="Heading_20_2" text:outline-level="2"><text:bookmark text:name="cap72"/>DEUTERONÔMIO-[Capítulo 7]</text:h>
        <text:p text:style-name="P1">1 Quando Iavé seu Deus te houver introduzido na terra a que vais a fim de possuí-la, e tiver lançado fora de diante de ti muitas nações, a saber, os heteus, os girgaseus, os amorreus, os cananeus, os perizeus, os heveus e os jebuseus, sete nações mais numerosas e mais poderosas do que tu;</text:p>
        <text:p text:style-name="P1">2 e quando Iavé seu Deus tas tiver entregue, e as ferires, totalmente as destruirás; não farás com elas pacto algum, nem terás piedade delas;</text:p>
        <text:p text:style-name="P1">3 não contrairás com elas matrimônios; não darás tuas filhas a seus filhos, e não tomarás suas filhas para teus filhos;</text:p>
        <text:p text:style-name="P1">4 pois fariam teus filhos desviarem-se de mim, para servirem a outros deuses; e a ira de Iavé se acenderia contra vós, e depressa vos consumiria.</text:p>
        <text:p text:style-name="P1">5 Mas assim lhes fareis: Derrubareis os seus altares, quebrareis as suas colunas, cortareis os seus aserins, e queimareis a fogo as suas imagens esculpidas.</text:p>
        <text:p text:style-name="P1">6 Porque tu és povo santo ao Iavé seu Deus; Iavé seu Deus te escolheu, a fim de lhe seres o seu próprio povo, acima de todos os povos que há sobre a terra.</text:p>
        <text:p text:style-name="P1">7 Iavé não tomou prazer em vós nem vos escolheu porque fôsseis mais numerosos do que todos os outros povos, pois éreis menos em número do que qualquer povo;</text:p>
        <text:p text:style-name="P1">8 mas, porque Iavé vos amou, e porque quis guardar o juramento que fizera a vossos pais, foi que vos tirou com mão forte e vos resgatou da casa da servidão, da mão de Faraó, rei do Egito.</text:p>
        <text:p text:style-name="P1">9 Saberás, pois, que Iavé seu Deus é que é Deus, o Deus fiel, que guarda o pacto e a misericórdia, até mil gerações, aos que o amam e guardam os seus mandamentos;</text:p>
        <text:p text:style-name="P1">10 e que retribui diretamente aos que o odeiam, para os destruir; não será remisso para quem o odeia, diretamente lhe retribuirá.</text:p>
        <text:p text:style-name="P1"><text:soft-page-break/>11 Guardarás, pois, os mandamentos, os estatutos e os preceitos que eu hoje te ordeno, para os cumprires.</text:p>
        <text:p text:style-name="P1">12 Sucederá, pois, que, por ouvirdes estes preceitos, e os guardardes e cumprirdes, Iavé seu Deus te guardará o pacto e a misericórdia que com juramento prometeu a teus pais;</text:p>
        <text:p text:style-name="P1">13 ele te amará, te abençoará e te fará multiplicar; abençoará o fruto do teu ventre, e o fruto da tua terra, o teu grão, o teu mosto e o teu azeite, a criação das tuas vacas, e as crias dos teus rebanhos, na terra que com juramento prometeu a teus pais te daria.</text:p>
        <text:p text:style-name="P1">14 Bendito serás mais do que todos os povos; não haverá estéril no meio de ti, seja homem, seja mulher, nem entre os teus animais.</text:p>
        <text:p text:style-name="P1">15 E Iavé desviará de ti toda enfermidade; não porá sobre ti nenhuma das más doenças dos egípcios, que bem conheces; no entanto as porás sobre todos os que te odiarem.</text:p>
        <text:p text:style-name="P1">16 Consumirás todos os povos que Iavé seu Deus te entregar; os teus olhos não terão piedade deles; e não servirás a seus deuses, pois isso te seria por laço.</text:p>
        <text:p text:style-name="P1">17 Se disseres no teu coração: Estas nações são mais numerosas do que eu; como as poderei desapossar?</text:p>
        <text:p text:style-name="P1">18 delas não terás medo; antes lembrarte-ás do que Iavé seu Deus fez a Faraó e a todos os egípcios;</text:p>
        <text:p text:style-name="P1">19 das grandes provas que os teus olhos viram, e dos sinais, e das maravilhas, e da mão forte, e do braço estendido, com que Iavé teu Deus te tirou: Assim fará Iavé seu Deus a todos os povos, diante dos quais tu temes.</text:p>
        <text:p text:style-name="P1">20 Além disso Iavé seu Deus mandará entre eles vespões, até que pereçam os restantes que se tiverem escondido de ti.</text:p>
        <text:p text:style-name="P1">21 Não te espantes diante deles, porque Iavé seu Deus está no meio de ti, Deus grande e terrível.</text:p>
        <text:p text:style-name="P1">22 E Iavé seu Deus lançará fora de diante de ti, pouco a pouco, estas nações; não poderás destruí-las todas de pronto, para que as feras do campo não se multipliquem contra ti.</text:p>
        <text:p text:style-name="P1">23 E Iavé tas entregará a ti, e lhes infligirá uma grande derrota, até que sejam destruídas.</text:p>
        <text:p text:style-name="P1">24 Também os seus reis te entregará nas tuas mãos, e farás desaparecer o nome deles de debaixo do céu; nenhum te poderá resistir, até que os tenhas destruído.</text:p>
        <text:p text:style-name="P1">25 As imagens esculpidas de seus deuses queimarás a fogo; não cobiçarás a prata nem o ouro que estão sobre elas, nem deles te apropriarás, para que não te enlaces neles; pois são abominação para Iavé seu Deus.</text:p>
        <text:p text:style-name="P1">26 Não meterás, pois, uma abominação em tua casa, para que não sejas amaldiçoado, semelhante a ela; de todo a detestarás, e de todo a abominarás, pois são amaldiçoadas.</text:p>
      </text:section>
      <text:section text:style-name="Sect1" text:name="Seção117">
        <text:h text:style-name="Heading_20_2" text:outline-level="2"><text:bookmark text:name="cap83"/><text:soft-page-break/>DEUTERONÔMIO-[Capítulo 8]</text:h>
        <text:p text:style-name="P1">1 Todos os mandamentos que hoje eu vos ordeno cuidareis de observar, para que vivais, e vos multipliqueis, e entreis, e possuais a terra que Iavé, com juramento, prometeu a vossos pais.</text:p>
        <text:p text:style-name="P1">2 E te lembrarás de todo o caminho pelo qual Iavé seu Deus tem te conduzido durante estes quarenta anos no deserto, a fim de te humilhar e te provar, para saber o que estava no teu coração, se guardarias ou não os seus mandamentos.</text:p>
        <text:p text:style-name="P1">3 Sim, ele te humilhou, e te deixou ter fome, e te sustentou com o maná, que nem tu nem teus pais conhecíeis; para te dar a entender que o homem não vive só de pão, mas de tudo o que sai da boca de Iavé, disso vive o homem.</text:p>
        <text:p text:style-name="P1">4 Não se envelheceram as tuas vestes sobre ti, nem se inchou o teu pé, nestes quarenta anos.</text:p>
        <text:p text:style-name="P1">5 Saberás, pois, no teu coração que, como um homem corrige a seu filho, assim te corrige Iavé seu Deus.</text:p>
        <text:p text:style-name="P1">6 E guardarás os mandamentos de Iavé seu Deus, para andares nos seus caminhos, e para o temeres.</text:p>
        <text:p text:style-name="P1">7 Porque Iavé seu Deus te está introduzindo numa boa terra, terra de ribeiros de águas, de fontes e de nascentes, que brotam nos vales e nos outeiros;</text:p>
        <text:p text:style-name="P1">8 terra de trigo e cevada; de vides, figueiras e romeiras; terra de oliveiras, de azeite e de mel;</text:p>
        <text:p text:style-name="P1">9 terra em que comerás o pão sem escassez, e onde não te faltará coisa alguma; terra cujas pedras são ferro, e de cujos montes poderás cavar o cobre.</text:p>
        <text:p text:style-name="P1">10 Comerás, pois, e te fartarás, e louvarás ao Iavé seu Deus pela boa terra que te deu.</text:p>
        <text:p text:style-name="P1">11 Guarda-te, que não te esqueças de Iavé seu Deus, deixando de observar os seus mandamentos, os seus preceitos e os seus estatutos, que eu hoje te ordeno;</text:p>
        <text:p text:style-name="P1">12 para não suceder que, depois de teres comido e estares farto, depois de teres edificado boas casas e estares morando nelas,</text:p>
        <text:p text:style-name="P1">13 depois de se multiplicarem as tuas manadas e es teus rebanhos, a tua prata e o teu ouro, sim, depois de se multiplicar tudo quanto tens,</text:p>
        <text:p text:style-name="P1">14 se exalte e teu coração e te esqueças de Iavé seu Deus, que te tirou da terra o Egito, da casa da servidão;</text:p>
        <text:p text:style-name="P1">15 que te conduziu por aquele grande e terrível deserto de serpentes abrasadoras e de escorpiões, e de terra árida em que não havia água, e onde te fez sair água da rocha pederneira;</text:p>
        <text:p text:style-name="P1">16 que no deserto te alimentou com o maná, que teus pais não conheciam; a fim de te humilhar e te provar, para nos teus últimos dias te fazer bem;</text:p>
        <text:p text:style-name="P1">17 e digas no teu coração: A minha força, e a fortaleza da minha mão me adquiriram estas riquezas.</text:p>
        <text:p text:style-name="P1"><text:soft-page-break/>18 Antes te lembrarás de Iavé seu Deus, porque ele é o que te dá força para adquirires riquezas; a fim de confirmar o seu pacto, que jurou a teus pais, como hoje se vê.</text:p>
        <text:p text:style-name="P1">19 Sucederá, porém, que, se de qualquer maneira te esqueceres de Iavé teu Deus, e se seguires após outros deuses, e os servires, e te encurvares perante eles, testifico hoje contra ti que certamente perecerás.</text:p>
        <text:p text:style-name="P1">20 Como as nações que Iavé vem destruindo diante de vós, assim vós perecereis, por não quererdes ouvir a voz de Iavé vosso Deus. rovas, de sinais, de maravilhas, de peleja,</text:p>
      </text:section>
      <text:section text:style-name="Sect1" text:name="Seção118">
        <text:h text:style-name="Heading_20_2" text:outline-level="2"><text:bookmark text:name="cap93"/>DEUTERONÔMIO-[Capítulo 9]</text:h>
        <text:p text:style-name="P1">1 Ouve, ó Israel: hoje tu vais passar o Jordão para entrares para desapossares nações maiores e mais fortes do que tu, cidades grandes e muradas até o céu;</text:p>
        <text:p text:style-name="P1">2 um povo grande e alto, filhos dos anaquins, que tu conhecestes, e dos quais tens ouvido dizer: Quem poderá resistir aos filhos de Anaque?</text:p>
        <text:p text:style-name="P1">3 Sabe, pois, hoje que Iavé seu Deus é o que passa adiante de ti como um fogo consumidor; ele os destruirá, e os subjugará diante de ti; e tu os lançarás fora, e cedo os desfarás, como Iavé te prometeu.</text:p>
        <text:p text:style-name="P1">4 Depois que Iavé seu Deus os tiver lançado fora de diante de ti, não digas no teu coração: por causa da minha justiça é que Iavé me introduziu nesta terra para a possuir. Porque pela iniqüidade destas nações é que Iavé as lança fora de diante de ti.</text:p>
        <text:p text:style-name="P1">5 Não é por causa da tua justiça, nem pela retidão do teu coração que entras a possuir a sua terra, mas pela iniqüidade destas nações Iavé teu Deus as lança fora de diante de ti, e para confirmar a palavra que Iavé seu Deus jurou a teus pais, Abraão, Isaque e Jacó.</text:p>
        <text:p text:style-name="P1">6 Sabe, pois, que não é por causa da tua justiça que Iavé seu Deus te dá esta boa terra para a possuíres, pois tu és povo de dura cerviz.</text:p>
        <text:p text:style-name="P1">7 Lembra-te, e não te esqueças, de como provocaste à ira Iavé teu Deus no deserto; desde o dia em que saíste da terra do Egito, até que chegaste a este lugar, foste rebelde contra Iavé;</text:p>
        <text:p text:style-name="P1">8 também em Horebe provocastes à ira Iavé, e Iavé se irou contra vós para vos destruir.</text:p>
        <text:p text:style-name="P1">9 Quando subi ao monte a receber as tábuas de pedra, as tábuas do pacto que Iavé fizera convosco, fiquei no monte quarenta dias e quarenta noites; não comi pão, nem bebi água.</text:p>
        <text:p text:style-name="P1">10 E Iavé me deu as duas tábuas de pedra, escritas com o dedo de Deus; e nelas estavam escritas todas aquelas palavras que Iavé tinha falado convosco no monte, do meio do fogo, no dia da assembléia.</text:p>
        <text:p text:style-name="P1">11 Sucedeu, pois, que ao fim dos quarenta dias e quarenta naites, Iavé me deu as duas tábuas de pedra, as tábuas do pacto.</text:p>
        <text:p text:style-name="P1"><text:soft-page-break/>12 E Iavé me disse: Levanta-te, desce logo daqui, porque o teu povo, que tiraste do Egito, já se corrompeu; cedo se desviaram do caminho que eu lhes ordenei; fizeram para si uma imagem de fundição.</text:p>
        <text:p text:style-name="P1">13 Disse-me ainda Iavé: Atentei para este povo, e eis que ele é povo de dura cerviz;</text:p>
        <text:p text:style-name="P1">14 deixa-me que o destrua, e apague o seu nome de debaixo do céu; e farei de ti nação mais poderosa e mais numerosa do que esta.</text:p>
        <text:p text:style-name="P1">15 Então me virei, e desci do monte, o qual ardia em fogo; e as duas tábuas do pacto estavam nas minhas duas mãos.</text:p>
        <text:p text:style-name="P1">16 Olhei, e eis que havíeis pecado contra Iavé vosso Deus; tínheis feito para vós um bezerro de fundição; depressa vos tínheis desviado do caminho que Iavé vos ordenara.</text:p>
        <text:p text:style-name="P1">17 Peguei então das duas tábuas e, arrojando-as das minhas mãos, quebrei-as diante dos vossos olhos.</text:p>
        <text:p text:style-name="P1">18 Prostrei-me perante Iavé, como antes, quarenta dias e quarenta noites; não comi pão, nem bebi água, por causa de todo o vosso pecado que havíeis cometido, fazendo o que era mau aos olhos de Iavé, para o provocar a ira.</text:p>
        <text:p text:style-name="P1">19 Porque temi por causa da ira e do furor com que Iavé estava irado contra vós para vos destruir; porém ainda essa vez Iavé me ouviu.</text:p>
        <text:p text:style-name="P1">20 Iavé se irou muito contra Arão para o destruir; mas também orei a favor de Arão ao mesmo tempo.</text:p>
        <text:p text:style-name="P1">21 Então eu tomei o vosso pecado, o bezerro que tínheis feito, e o queimei a fogo e o pisei, moendo-o bem, até que se desfez em pó; e o seu pó lancei no ribeiro que descia do monte.</text:p>
        <text:p text:style-name="P1">22 Igualmente em Tabera, e em Massá, e em Quibrote-Hataavá provocastes à ira Iavé.</text:p>
        <text:p text:style-name="P1">23 Quando também Iavé vos enviou de Cades-Barnéia, dizendo: Subi, e possuí a terra que vos dei; vós vos rebelastes contra o mandado de Iavé vosso Deus, e não o crestes, e não obedecestes à sua voz.</text:p>
        <text:p text:style-name="P1">24 Tendes sido rebeldes contra Iavé desde o dia em que vos conheci.</text:p>
        <text:p text:style-name="P1">25 Assim me prostrei perante Iavé; quarenta dias e quarenta noites estive prostrado, porquanto Iavé ameaçara destruir-vos.</text:p>
        <text:p text:style-name="P1">26 Orei a Iavé, dizendo: ó Iavé, não destruas o teu povo, a tua herança, que resgataste com a tua grandeza, que tiraste do Egito com mão forte.</text:p>
        <text:p text:style-name="P1">27 Lembra-te dos teus servos, Abraão, Isaque e Jacó; não atentes para a dureza deste povo, nem para a sua iniqüidade, nem para o seu pecado;</text:p>
        <text:p text:style-name="P1">28 para que o povo da terra de onde nos tiraste não diga: Porquanto Iavé não pôde introduzi-los na terra que lhes prometera, passou a odiá-los, e os tirou para os matar no deserto.</text:p>
        <text:p text:style-name="P1">29 Todavia são eles o teu povo, a sua herança, que tiraste com a sua grande força e com o teu braço estendido.</text:p>
      </text:section>
      <text:section text:style-name="Sect1" text:name="Seção119">
        <text:h text:style-name="Heading_20_2" text:outline-level="2"><text:bookmark text:name="cap103"/><text:soft-page-break/>DEUTERONÔMIO-[Capítulo 10]</text:h>
        <text:p text:style-name="P1">1 Naquele mesmo tempo me disse Iavé: Alisa duas tábuas de pedra, como as primeiras, e sobe a mim ao monte, e faze uma arca de madeira.</text:p>
        <text:p text:style-name="P1">2 Nessas tábuas escreverei as palavras que estavam nas primeras tábuas, que quebras-te, e as porás na arca.</text:p>
        <text:p text:style-name="P1">3 Assim, fiz ume arca de madeira de acácia, alisei duas tábuas de pedra, como as primeiras, e subi ao monte com as duas tábuas nas mãos.</text:p>
        <text:p text:style-name="P1">4 Então Iavé escreveu nas tábuas, conforme a primeira escritura, os dez mandamentos, que ele vos falara no monte, do meio do fogo, no dia da assembléia; e Iavé mas deu a mim.</text:p>
        <text:p text:style-name="P1">5 Virei-me, pois, desci do monte e pus as tábuas na arca que fizera; e ali estão, como Iavé me ordenou.</text:p>
        <text:p text:style-name="P1">6 (Ora, partiram os filhos de Israel de Beerote-Bene-Jaacã para Mosera. Ali faleceu Arão e foi sepultado; e Eleazar, seu filho, administrou o sacerdócio em seu lugar.</text:p>
        <text:p text:style-name="P1">7 Dali partiram para Gudgoda, e de Gudgoda para Jotbatá, terra de ribeiros de águas.</text:p>
        <text:p text:style-name="P1">8 Por esse tempo Iavé separou a tribo de Levi, para levar a arca do pacto de Iavé, para estar diante de Iavé, servindo-o, e para abençoar em seu nome até o dia de hoje.</text:p>
        <text:p text:style-name="P1">9 Pelo que Levi não tem parte nem herança com seus irmãos; Iavé é a sua herança, como Iavé seu Deus lhe disse.)</text:p>
        <text:p text:style-name="P1">10 Também, como antes, eu estive no monte quarenta dias e quarenta noites; e Iavé me ouviu ainda essa vez; Iavé não te quis destruir;</text:p>
        <text:p text:style-name="P1">11 antes disse-me Iavé: Levanta-te, põe-te a caminho diante do povo; eles entrarão e possuirão a terra que com juramento prometi a seus pais lhes daria.</text:p>
        <text:p text:style-name="P1">12 Agora, pois, ó Israel, que é que Iavé seu Deus requer de ti, senão que temas a Iavé seu Deus, que andes em todos os seus caminhos, e o ames, e sirvas ao Iavé seu Deus de todo o teu coração e de toda a tua alma,</text:p>
        <text:p text:style-name="P1">13 que guardes os mandamentos de Iavé, e os seus estatutos, que eu hoje te ordeno para o teu bem?</text:p>
        <text:p text:style-name="P1">14 Eis que de Iavé seu Deus são o céu e o céu dos céus, a terra e tudo o que nela há.</text:p>
        <text:p text:style-name="P1">15 Entretanto Iavé se afeiçoou a teus pais para os amar; e escolheu a sua descendência depois deles, isto é, a vós, dentre todos os povos, como hoje se vê.</text:p>
        <text:p text:style-name="P1">16 Circuncidai, pois, o prepúcio do vosso coração, e não mais endureçais a vossa cerviz.</text:p>
        <text:p text:style-name="P1">17 Pois <text:s/>Iavé vosso Deus, é o Deus dos deuses, e Senhor dos senhores, o Deus grande, poderoso e terrível, que não faz acepção de pessoas, nem recebe peitas;</text:p>
        <text:p text:style-name="P1">18 que faz justiça ao órfão e à viúva, e ama o estrangeiro, dando-lhe pão e roupa.</text:p>
        <text:p text:style-name="P1"><text:soft-page-break/>19 Pelo que amareis o estrangeiro, pois fostes estrangeiros na terra do Egito.</text:p>
        <text:p text:style-name="P1">20 Ao Iavé seu Deus temerás; a ele servirás, e a ele te apegarás, e pelo seu nome; jurarás.</text:p>
        <text:p text:style-name="P1">21 Ele é o teu louvor e o teu Deus, que te fez estas grandes e terríveis coisas que os teus olhos têm visto.</text:p>
        <text:p text:style-name="P1">22 Com setenta almas teus pais desceram ao Egito; e agora Iavé seu Deus te fez, em número, como as estrelas do céu.</text:p>
      </text:section>
      <text:section text:style-name="Sect1" text:name="Seção120">
        <text:h text:style-name="Heading_20_2" text:outline-level="2"><text:bookmark text:name="cap115"/>DEUTERONÔMIO-[Capítulo 11]</text:h>
        <text:p text:style-name="P1">1 Amarás, pois, ao Iavé seu Deus, e guardarás as suas ordenanças, os seus estatutos, os seus preceitos e os seus mandamentos, por todos os dias.</text:p>
        <text:p text:style-name="P1">2 Considerai hoje (pois não falo com vossos filhos, que não conheceram, nem viram) a instrução de Iavé vosso Deus, a sua grandeza, a sua mão forte, e o seu braço estendido;</text:p>
        <text:p text:style-name="P1">3 os seus sinais, as suas obras, que fez no meio do Egito a Faraó, rei do Egito, e a toda a sua terra;</text:p>
        <text:p text:style-name="P1">4 o que fez ao exército dos egípcios, aos seus cavalos e aos seus carros; como fez passar sobre eles as águas do Mar Vermelho, quando vos perseguiam, e como Iavé os destruiu até o dia de hoje;</text:p>
        <text:p text:style-name="P1">5 o que vos fez no deserto, até chegardes a este lugar;</text:p>
        <text:p text:style-name="P1">6 e o que fez a Datã e a Abirão, filhos de Eliabe, filho de Rúben; como a terra abriu a sua boca e os tragou com as suas casas e as suas tendas, e bem assim todo ser vivente que lhes pertencia, no meia de todo o Israel;</text:p>
        <text:p text:style-name="P1">7 porquanto os vossos olhos são os que viram todas as grandes obras que fez Iavé.</text:p>
        <text:p text:style-name="P1">8 Guardareis, pois, todos os mandamentos que eu vos ordeno hoje, para que sejais fortes, e entreis, e ocupeis a terra a que estais passando para a possuirdes;</text:p>
        <text:p text:style-name="P1">9 e para que prolongueis os dias nessa terra que Iavé, com juramento, prometeu dar a vossos pais e à sua descendência, terra que mana leite e mel.</text:p>
        <text:p text:style-name="P1">10 Pois a terra na qual estais entrando para a possuirdes não é como a terra do Egito, de onde saístes, em que semeáveis a vossa semente, e a regáveis com o vosso pé, como a uma horta;</text:p>
        <text:p text:style-name="P1">11 mas a terra a que estais passando para a possuirdes é terra de montes e de vales; da chuva do céu bebe as águas;</text:p>
        <text:p text:style-name="P1">12 terra de que Iavé seu Deus toma cuidado; os olhos de Iavé teu Deus estão sobre ela continuamente, desde o princípio até o fim do ano.</text:p>
        <text:p text:style-name="P1">13 E há de ser que, se diligentemente obedeceres a meus mandamentos que eu hoje te ordeno, de amar ao Iavé seu Deus, e de o servir de todo o teu coração e de toda a tua alma,</text:p>
        <text:p text:style-name="P1">14 darei a chuva da tua terra a seu tempo, a temporã e a serôdia, para que recolhas o teu grão, o teu mosto e o teu azeite;</text:p>
        <text:p text:style-name="P1"><text:soft-page-break/>15 e darei erva no teu campo para o teu gado, e comerás e fartar-te-ás.</text:p>
        <text:p text:style-name="P1">16 Guardai-vos para que o vosso coração não se engane, e vos desvieis, e sirvais a outros deuses, e os adoreis;</text:p>
        <text:p text:style-name="P1">17 e a ira de Iavé se acenda contra vós, e feche ele o céu, e não caia chuva, e a terra não dê o seu fruto, e cedo pereçais da boa terra que Iavé vos dá.</text:p>
        <text:p text:style-name="P1">18 Ponde, pois, estas minhas palavras no vosso coração e na vossa alma; atá-las-eis por sinal na vossa mão, e elas vos serão por frontais entre os vossos olhos;</text:p>
        <text:p text:style-name="P1">19 e ensiná-las-eis a vossos filhos, falando delas sentados em vossas casas e andando pelo caminho, ao deitar-vos e ao levantar-vos;</text:p>
        <text:p text:style-name="P1">20 e escrevê-las-eis nos umbrais de vossas casas, e nas vossas portas;</text:p>
        <text:p text:style-name="P1">21 para que se multipliquem os vossos dias e os dias de vossos filhos na terra que Iavé, com juramento, prometeu dar a vossos pais, enquanto o céu cobrir a terra.</text:p>
        <text:p text:style-name="P1">22 Porque, se diligentemente guardardes todos estes mandamentos que eu vos ordeno, se amardes a Iavé vosso Deus, e andardes em todos os seus caminhos, e a ele vos apegardes,</text:p>
        <text:p text:style-name="P1">23 também Iavé lançará fora de diante de vós todas estas nações, e possuireis nações maiores e mais poderosas do que vós.</text:p>
        <text:p text:style-name="P1">24 Todo lugar que pisar a planta do vosso pé será vosso; o vosso termo se estenderá do deserto ao Líbano, e do rio, o rio Eufrates, até o mar ocidental.</text:p>
        <text:p text:style-name="P1">25 Ninguém vos poderá resistir; Iavé vosso Deus porá o medo e o terror de vós sobre toda a terra que pisardes, assim como vos disse.</text:p>
        <text:p text:style-name="P1">26 Vede que hoje eu ponho diante de vós a bênção e a maldição:</text:p>
        <text:p text:style-name="P1">27 A bênção, se obedecerdes aos mandamentos de Iavé vosso Deus, que eu hoje vos ordeno;</text:p>
        <text:p text:style-name="P1">28 porém a maldição, se não obedecerdes aos mandamentos de Iavé vosso Deus, mas vos desviardes do caminho que eu hoje vos ordeno, para seguirdes outros deuses que nunca conhecestes.</text:p>
        <text:p text:style-name="P1">29 Ora, quando Iavé seu Deus te introduzir na terra a que vais para possuí-la, pronunciarás a bênção sobre o monte Gerizim, e a maldição sobre o monte Ebal.</text:p>
        <text:p text:style-name="P1">30 Porventura não estão eles além do Jordão, atrás do caminho do pôr do sol, na terra dos cananeus, que habitam na Arabá defronte de Gilgal, junto aos carvalhos de Moré?</text:p>
        <text:p text:style-name="P1">31 Porque estais a passar o Jordão para entrardes a possuir a terra que Iavé vosso Deus vos dá; e a possuireis, e nela habitareis.</text:p>
        <text:p text:style-name="P1">32 Tende, pois, cuidado em observar todos os estatutos e os preceitos que eu hoje vos proponho.</text:p>
      </text:section>
      <text:section text:style-name="Sect1" text:name="Seção121">
        <text:h text:style-name="Heading_20_2" text:outline-level="2"><text:bookmark text:name="cap123"/>DEUTERONÔMIO-[Capítulo 12]</text:h>
        <text:p text:style-name="P1"><text:soft-page-break/>1 São estes os estatutos e os preceitos que tereis cuidado em observar na terra que Iavé Deus de vossos pais vos deu para a possuirdes por todos os dias que viverdes sobre a terra.</text:p>
        <text:p text:style-name="P1">2 Certamente destruireis todos os lugares em que as nações que haveis de subjugar serviram aos seus deuses, sobre as altas montanhas, sobre os outeiros, e debaixo de toda árvore frondosa;</text:p>
        <text:p text:style-name="P1">3 e derrubareis os seus altares, quebrareis as suas colunas, queimareis a fogo os seus aserins, abatereis as imagens esculpidas dos seus deuses e apagareis o seu nome daquele lugar.</text:p>
        <text:p text:style-name="P1">4 Não fareis assim para com Iavé vosso Deus;</text:p>
        <text:p text:style-name="P1">5 mas recorrereis ao lugar que Iavé vosso Deus escolher de todas as vossas tribos para ali pôr o seu nome, para sua habitação, e ali vireis.</text:p>
        <text:p text:style-name="P1">6 A esse lugar trareis os vossos holocaustos e sacrifícios, e os vossos dízimos e a oferta alçada da vossa mão, e os vossos votos e ofertas voluntárias, e os primogênitos das vossas vacas e ovelhas;</text:p>
        <text:p text:style-name="P1">7 e ali comereis perante Iavé vosso Deus, e vos alegrareis, vós e as vossas casas, em tudo em que puserdes a vossa mão, no que Iavé vosso Deus vos tiver abençoado.</text:p>
        <text:p text:style-name="P1">8 Não fareis conforme tudo o que hoje fazemos aqui, cada qual tudo o que bem lhe parece aos olhos.</text:p>
        <text:p text:style-name="P1">9 Porque até agora não entrastes no descanso e na herança que Iavé vosso Deus vos dá;</text:p>
        <text:p text:style-name="P1">10 mas quando passardes o Jordão, e habitardes na terra que Iavé vosso Deus vos faz herdar, ele vos dará repouso de todos os vossos inimigos em redor, e morareis seguros.</text:p>
        <text:p text:style-name="P1">11 Então haverá um lugar que Iavé vosso Deus escolherá para ali fazer habitar o seu nome; a esse lugar trareis tudo o que eu vos ordeno: os vossos holocaustos e sacrifícios, os vossos dízimos, a oferta alçada da vossa mão, e tudo o que de melhor oferecerdes a Iavé em cumprimento dos votos que fizerdes.</text:p>
        <text:p text:style-name="P1">12 E vos alegrareis perante Iavé vosso Deus, vós, vossos filhos e vossas filhas, vossos servos e vossas servas, bem como o levita que está dentro das vossas portas, pois convosco não tem parte nem herança.</text:p>
        <text:p text:style-name="P1">13 Guarda-te de ofereceres os teus holocaustos em qualquer lugar que vires;</text:p>
        <text:p text:style-name="P1">14 mas no lugar que Iavé escolher numa das tuas tribos, ali oferecerás os teus holocaustos, e ali farás tudo o que eu te ordeno.</text:p>
        <text:p text:style-name="P1">15 Todavia, conforme todo o teu desejo, poderás degolar, e comer carne dentro das tuas portas, segundo a bênção de Iavé seu Deus que ele te houver dado; tanto o imundo como o limpo comerão dela, como da gazela e do veado;</text:p>
        <text:p text:style-name="P1">16 tão-somente não comerás do sangue; sobre a terra o derramarás como água.</text:p>
        <text:p text:style-name="P1">17 Dentro das tuas portas não poderás comer o dízimo do teu grão, do teu mosto e do teu azeite, nem os primogênitos das tuas vacas e das tuas ovelhas, nem qualquer <text:soft-page-break/>das tuas ofertas votivas, nem as tuas ofertas voluntárias, nem a oferta alçada da tua mão;</text:p>
        <text:p text:style-name="P1">18 mas os comerás perante Iavé seu Deus, no lugar que ele escolher, tu, teu filho, tua filha, o teu servo, a tua serva, e bem assim e levita que está dentre das tuas portas; e perante Iavé seu Deus te alegrarás em tudo em que puseres a mão.</text:p>
        <text:p text:style-name="P1">19 Guarda-te, que não desampares o levita por todos os dias que viveres na tua terra.</text:p>
        <text:p text:style-name="P1">20 Quando Iavé seu Deus dilatar os teus termos, como te prometeu, e tu disseres: Comerei carne (porquanto tens desejo de comer carne); conforme todo o teu desejo poderás comê-la.</text:p>
        <text:p text:style-name="P1">21 Se estiver longe de ti o lugar que Iavé seu Deus escolher para ali pôr o seu nome, então degolarás do teu gado e do teu rebanho, que Iavé te houver dado, como te ordenei; e poderás comer dentro das tuas portas, conforme todo o teu desejo.</text:p>
        <text:p text:style-name="P1">22 Como se come a gazela e o veado, assim comerás dessas carnes; o imundo e o limpo igualmente comerão delas.</text:p>
        <text:p text:style-name="P1">23 Tão-somente guarda-te de comeres o sangue; pois o sangue é a vida; pelo que não comerás a vida com a carne.</text:p>
        <text:p text:style-name="P1">24 Não o comerás; sobre a terra o derramarás como água.</text:p>
        <text:p text:style-name="P1">25 Não o comerás, para que te vá bem a ti, a teus filhos depois de ti, quando fizeres o que é reto aos olhos de Iavé.</text:p>
        <text:p text:style-name="P1">26 Somente tomarás as coisas santas que tiveres, e as tuas ofertas votivas, e irás ao lugar que Iavé escolher;</text:p>
        <text:p text:style-name="P1">27 oferecerás os teus holocaustos, a carne e o sangue sobre o altar de Iavé seu Deus; e o sangue dos teus sacrifícios se derramará sobre o altar de Iavé seu Deus, porém a carne comerás.</text:p>
        <text:p text:style-name="P1">28 Ouve e guarda todas estas palavras que eu te ordeno, para que te vá bem a ti, e a teus filhos depois de ti, para sempre, se fizeres o que é bom e reto aos olhos de Iavé seu Deus.</text:p>
        <text:p text:style-name="P1">29 Quando Iavé seu Deus exterminar de diante de ti as nações aonde estás entrando para as possuir, e as desapossares e habitares na sua terra,</text:p>
        <text:p text:style-name="P1">30 guarda-te para que não te enlaces para as seguires, depois que elas forem destruídas diante de ti; e que não perguntes acerca dos seus deuses, dizendo: De que modo serviam estas nações os seus deuses? pois do mesmo modo também farei eu.</text:p>
        <text:p text:style-name="P1">31 Não farás assim para com Iavé seu Deus; porque tudo o que é abominável a Iavé, e que ele detesta, fizeram elas para com os seus deuses; pois até seus filhos e suas filhas queimam no fogo aos seus deuses.</text:p>
        <text:p text:style-name="P1">32 Tudo o que eu te ordeno, observarás; nada lhe acrescentarás nem diminuirás.</text:p>
      </text:section>
      <text:section text:style-name="Sect1" text:name="Seção122">
        <text:h text:style-name="Heading_20_2" text:outline-level="2"><text:bookmark text:name="cap133"/>DEUTERONÔMIO-[Capítulo 13]</text:h>
        <text:p text:style-name="P1"><text:soft-page-break/>1 Se se levantar no meio de vós profeta, ou sonhador de sonhos, e vos anunciar um sinal ou prodígio,</text:p>
        <text:p text:style-name="P1">2 e suceder o sinal ou prodígio de que vos houver falado, e ele disser: Vamos após outros deuses - deuses que nunca conhecestes - e sirvamo-los!</text:p>
        <text:p text:style-name="P1">3 não ouvireis as palavras daquele profeta, ou daquele sonhador; porquanto Iavé vosso Deus vos está provando, para saber se amais a Iavé vosso Deus de todo o vosso coração e de toda a vossa alma.</text:p>
        <text:p text:style-name="P1">4 Após Iavé vosso Deus andareis, e a ele temereis; os seus mandamentos guardareis, e a sua voz ouvireis; a ele servireis, e a ele vos apegareis.</text:p>
        <text:p text:style-name="P1">5 E aquele profeta, ou aquele sonhador, morrerá, pois falou rebeldia contra Iavé vosso Deus, que vos tirou da terra do Egito e vos resgatou da casa da servidão, para vos desviar do caminho em que Iavé vosso Deus vos ordenou que andásseis; assim exterminareis o mal do meio vós.</text:p>
        <text:p text:style-name="P1">6 Quando teu irmão, filho da tua mãe, ou teu filho, ou tua filha, ou a mulher do teu seio, ou teu amigo que te é como a tua alma, te incitar em segredo, dizendo: Vamos e sirvamos a outros deuses! - deuses que nunca conheceste, nem tu nem teus pais,</text:p>
        <text:p text:style-name="P1">7 dentre os deuses dos povos que estão em redor de ti, perto ou longe de ti, desde uma extremidade da terra até a outra -</text:p>
        <text:p text:style-name="P1">8 não consentirás com ele, nem o ouvirás, nem o teu olho terá piedade dele, nem o pouparás, nem o esconderás,</text:p>
        <text:p text:style-name="P1">9 mas certamente o matarás; a tua mão será a primeira contra ele para o matar, e depois a mão de todo o povo;</text:p>
        <text:p text:style-name="P1">10 e o apedrejarás, até que morra, pois procurou apartar-te de Iavé teu Deus, que te tirou da terra do Egito, da casa da servidão.</text:p>
        <text:p text:style-name="P1">11 Todo o Israel o ouvirá, e temerá, e não se tornará a praticar semelhante iniqüidade no meio de ti.</text:p>
        <text:p text:style-name="P1">12 Se, a respeito de alguma das tuas cidades que Iavé seu Deus te dá para ali habitares, ouvires dizer:</text:p>
        <text:p text:style-name="P1">13 Uns homens, filhos de Belial, saindo do meio de ti, incitaram os moradores da sua cidade, dizendo: Vamos, e sirvamos a outros deuses! - deuses que nunca conheceste -</text:p>
        <text:p text:style-name="P1">14 então inquirirás e investigarás, perguntando com diligência; e se for verdade, se for certo que se fez tal abominação no meio de ti,</text:p>
        <text:p text:style-name="P1">15 certamente ferirás ao fio da espada os moradores daquela cidade, destruindo a ela e a tudo o que nela houver, até os animais.</text:p>
        <text:p text:style-name="P1">16 E ajuntarás todo o seu despojo no meio da sua praça; e a cidade e todo o seu despojo queimarás totalmente para Iavé seu Deus, e será montão perpétuo; nunca mais será edificada.</text:p>
        <text:p text:style-name="P1">17 Não se te pegará às mãos nada de amaldiçoado; para que Iavé se aparte do ardor da sua ira, e te faça misericórdia, e tenha piedade de ti, e te multiplique; como jurou a teus pais,</text:p>
        <text:p text:style-name="P1"><text:soft-page-break/>18 se ouvires a voz de Iavé seu Deus, para guardares todos os seus mandamentos, que eu hoje te ordeno, para fazeres o que é reto aos olhos de Iavé seu Deus.</text:p>
      </text:section>
      <text:section text:style-name="Sect1" text:name="Seção123">
        <text:h text:style-name="Heading_20_2" text:outline-level="2"><text:bookmark text:name="cap143"/>DEUTERONÔMIO-[Capítulo 14]</text:h>
        <text:p text:style-name="P1">1 Filhos sois de Iavé vosso Deus; não vos cortareis a vós mesmos, nem abrireis calva entre vossos olhos por causa de algum morto.</text:p>
        <text:p text:style-name="P1">2 Porque és povo santo ao Iavé seu Deus, e Iavé te escolheu para lhe seres o seu próprio povo, acima de todos os povos que há sobre a face da terra.</text:p>
        <text:p text:style-name="P1">3 Nenhuma coisa abominável comereis.</text:p>
        <text:p text:style-name="P1">4 Estes são os animais que comereis: o boi, a ovelha, a cabra,</text:p>
        <text:p text:style-name="P1">5 o veado, a gazela, o cabrito montês, a cabra montesa, o antílope, o órix e a ovelha montesa.</text:p>
        <text:p text:style-name="P1">6 Dentre os animais, todo o que tem a unha fendida, dividida em duas, e que rumina, esse podereis comer.</text:p>
        <text:p text:style-name="P1">7 Porém, dos que ruminam, ou que têm a unha fendida, não podereis comer os seguintes: o camelo, a lebre e o querogrilo, porque ruminam, mas não têm a unha fendida; imundos vos serão;</text:p>
        <text:p text:style-name="P1">8 nem o porco, porque tem unha fendida, mas não rumina; imundo vos será. Não comereis da carne destes, e não tocareis nos seus cadáveres.</text:p>
        <text:p text:style-name="P1">9 Isto podereis comer de tudo o que há nas águas: tudo o que tem barbatanas e escamas podereis comer;</text:p>
        <text:p text:style-name="P1">10 mas tudo o que não tem barbatanas nem escamas não comereis; imundo vos será.</text:p>
        <text:p text:style-name="P1">11 De todas as aves limpas podereis comer.</text:p>
        <text:p text:style-name="P1">12 Mas estas são as de que não comereis: a águia, o quebrantosso, o xofrango,</text:p>
        <text:p text:style-name="P1">13 o açor, o falcão, o milhafre segundo a sua espécie,</text:p>
        <text:p text:style-name="P1">14 todo corvo segundo a sua espécie,</text:p>
        <text:p text:style-name="P1">15 o avestruz, o mocho, a gaivota, o gavião segundo a sua espécie,</text:p>
        <text:p text:style-name="P1">16 o bufo, a coruja, o porfirião,</text:p>
        <text:p text:style-name="P1">17 o pelicano, o abutre, o corvo marinho,</text:p>
        <text:p text:style-name="P1">18 a cegonha, a garça segundo a sua espécie, a poupa e o morcego.</text:p>
        <text:p text:style-name="P1">19 Também todos os insetos alados vos serão imundos; não se comerão.</text:p>
        <text:p text:style-name="P1"><text:soft-page-break/>20 De todas as aves limpas podereis comer.</text:p>
        <text:p text:style-name="P1">21 Não comerás nenhum animal que tenha morrido por si; ao peregrino que está dentro das tuas portas o darás a comer, ou o venderás ao estrangeiro; porquanto és povo santo ao Iavé seu Deus. Não cozerás o cabrito no leite de sua mãe.</text:p>
        <text:p text:style-name="P1"><text:soft-page-break/>22 Certamente darás os dízimos de todo o produto da tua semente que cada ano se recolher do campo.</text:p>
        <text:p text:style-name="P1">23 E, perante Iavé seu Deus, no lugar que escolher para ali fazer habitar o seu nome, comerás os dízimos do teu grão, do teu mosto e do teu azeite, e os primogênitos das tuas vacas e das tuas ovelhas; para que aprendas a temer ao Iavé seu Deus por todos os dias.</text:p>
        <text:p text:style-name="P1">24 Mas se o caminho te for tão comprido que não possas levar os dízimos, por estar longe de ti o lugar que Iavé seu Deus escolher para ali por o seu nome, quando Iavé seu Deus te tiver abençoado;</text:p>
        <text:p text:style-name="P1">25 então vende-os, ata o dinheiro na tua mão e vai ao lugar que Iavé seu Deus escolher.</text:p>
        <text:p text:style-name="P1">26 E aquele dinheiro darás por tudo o que desejares, por bois, por ovelhas, por vinho, por bebida forte, e por tudo o que te pedir a tua alma; comerás ali perante Iavé seu Deus, e te regozijarás, tu e a tua casa.</text:p>
        <text:p text:style-name="P1">27 Mas não desampararás o levita que está dentro das tuas portas, pois não tem parte nem herança contigo.</text:p>
        <text:p text:style-name="P1">28 Ao fim de cada terceiro ano levarás todos os dízimos da tua colheita do mesmo ano, e os depositarás dentro das tuas portas.</text:p>
        <text:p text:style-name="P1">29 Então virá o levita (pois nem parte nem herança tem contigo), o peregrino, o órfão, e a viúva, que estão dentro das tuas portas, e comerão, e fartar-se-ão; para que Iavé seu Deus te abençoe em toda obra que as tuas mãos fizerem.</text:p>
      </text:section>
      <text:section text:style-name="Sect1" text:name="Seção124">
        <text:h text:style-name="Heading_20_2" text:outline-level="2"><text:bookmark text:name="cap153"/>DEUTERONÔMIO-[Capítulo 15]</text:h>
        <text:p text:style-name="P1">1 Ao fim de cada sete anos farás remissão.</text:p>
        <text:p text:style-name="P1">2 E este é o modo da remissão: todo credor remitirá o que tiver emprestado ao seu próximo; não o exigirá do seu próximo ou do seu irmão, pois a remissão de Iavé é apregoada.</text:p>
        <text:p text:style-name="P1">3 Do estrangeiro poderás exigi-lo; mas o que é teu e estiver em poder de teu irmão, a tua mão o remitirá.</text:p>
        <text:p text:style-name="P1">4 Contudo não haverá entre ti pobre algum (pois Iavé certamente te abençoará na terra que Iavé seu Deus te dá por herança, para a possuíres),</text:p>
        <text:p text:style-name="P1">5 contanto que ouças diligentemente a voz de Iavé seu Deus para cuidares em cumprir todo este mandamento que eu hoje te ordeno.</text:p>
        <text:p text:style-name="P1">6 Porque Iavé seu Deus te abençoará, como te prometeu; assim, emprestarás a muitas nações, mas não tomarás empréstimos; e dominarás sobre muitas nações, porém elas não dominarão sobre ti.</text:p>
        <text:p text:style-name="P1">7 Quando no meio de ti houver algum pobre, dentre teus irmãos, em qualquer das tuas cidades na terra que Iavé seu Deus te dá, não endurecerás o teu coração, nem fecharás a mão a teu irmão pobre;</text:p>
        <text:p text:style-name="P1">8 antes lhe abrirás a tua mão, e certamente lhe emprestarás o que lhe falta, quanto baste para a sua necessidade.</text:p>
        <text:p text:style-name="P1"><text:soft-page-break/>9 Guarda-te, que não haja pensamento vil no teu coração e venhas a dizer: Vai-se aproximando o sétimo ano, o ano da remissão; e que o teu olho não seja maligno para com teu irmão pobre, e não lhe dês nada; e que ele clame contra ti a Iavé, e haja em ti pecado.</text:p>
        <text:p text:style-name="P1">10 Livremente lhe darás, e não fique pesaroso o teu coração quando lhe deres; pois por esta causa te abençoará Iavé seu Deus em toda a tua obra, e em tudo no que puseres a mão.</text:p>
        <text:p text:style-name="P1">11 Pois nunca deixará de haver pobres na terra; pelo que eu te ordeno, dizendo: Livremente abrirás a mão para o teu irmão, para o teu necessitado, e para o teu pobre na tua terra.</text:p>
        <text:p text:style-name="P1">12 Se te for vendido um teu irmão hebreu ou irmã hebréia, seis anos te servirá, mas na sétimo ano o libertarás.</text:p>
        <text:p text:style-name="P1">13 E, quando o libertares, não o deixarás ir de mãos vazias;</text:p>
        <text:p text:style-name="P1">14 liberalmente o fornecerás do teu rebanho, e da tua eira, e do teu lagar; conforme Iavé seu Deus tiver abençoado te darás.</text:p>
        <text:p text:style-name="P1">15 Pois lembrar-te-ás de que foste servo na terra do Egito, e de que Iavé seu Deus te resgatou; pelo que eu hoje te ordeno isso.</text:p>
        <text:p text:style-name="P1">16 Mas se ele te disser: Não sairei de junto de ti; porquanto te ama a ti e a tua casa, por estar bem contigo;</text:p>
        <text:p text:style-name="P1">17 então tomarás uma sovela, e lhe furarás a orelha contra a porta, e ele será teu servo para sempre; e também assim farás à tua serva.</text:p>
        <text:p text:style-name="P1">18 Não seja duro aos teus olhos de teres de libertá-lo, pois seis anos te prestou serviço equivalente ao dobro do salário dum mercenário; e Iavé seu Deus te abençoará em tudo o que fizeres.</text:p>
        <text:p text:style-name="P1">19 Todo primogênito que nascer das tuas vacas e das tuas ovelhas santificarás ao Iavé seu Deus; com o primogênito do teu boi não trabalharás, nem tosquiarás o primogênito das tuas ovelhas.</text:p>
        <text:p text:style-name="P1">20 Perante Iavé seu Deus os comerás, tu e a tua casa, de ano em ano, no lugar que Iavé escolher.</text:p>
        <text:p text:style-name="P1">21 Mas se nele houver algum defeito, como se for coxo, ou cego, ou tiver qualquer outra deformidade, não o sacrificarás ao Iavé seu Deus.</text:p>
        <text:p text:style-name="P1">22 Nas tuas portas o comerás; o imundo e o limpo igualmente o comerão, como da gazela ou do veado.</text:p>
        <text:p text:style-name="P1">23 Somente do seu sangue não comerás; sobre a terra o derramarás como água.</text:p>
      </text:section>
      <text:section text:style-name="Sect1" text:name="Seção125">
        <text:h text:style-name="Heading_20_2" text:outline-level="2"><text:bookmark text:name="cap163"/>DEUTERONÔMIO-[Capítulo 16]</text:h>
        <text:p text:style-name="P1">1 Guarda o mês de abibe, e celebra a páscoa a Iavé seu Deus; porque foi no mês de abibe, de noite, que Iavé seu Deus tirou-te do Egito.</text:p>
        <text:p text:style-name="P1">2 Então, das ovelhas e das vacas, sacrificarás a páscoa a Iavé teu Deus, no lugar que Iavé escolher para ali fazer habitar o seu nome.</text:p>
        <text:p text:style-name="P1"><text:soft-page-break/>3 Nela não comerás pão levedado; por sete dias comerás pães ázimos, pão de aflição (porquanto apressadamente saíste da terra do Egito), para que te lembres do dia da tua saída da terra do Egito, todos os dias da tua vida.</text:p>
        <text:p text:style-name="P1">4 O fermento não aparecerá contigo por sete dias em todos os teus termos; também da carne que sacrificares à tarde, no primeiro dia, nada ficará até pela manhã.</text:p>
        <text:p text:style-name="P1">5 Não poderás sacrificar a páscoa em qualquer uma das tuas cidades que Iavé seu Deus te dá,</text:p>
        <text:p text:style-name="P1">6 mas no lugar que Iavé seu Deus escolher para ali fazer habitar o seu nome; ali sacrificarás a páscoa à tarde, ao pôr do sol, ao tempo determinado da tua saída do Egito.</text:p>
        <text:p text:style-name="P1">7 Então a cozerás, e comerás no lugar que Iavé seu Deus escolher; depois, pela manhã, voltarás e irás às tuas tendas.</text:p>
        <text:p text:style-name="P1">8 Seis dias comerás pães ázimos, e no sétimo dia haverá assembléia solene ao Iavé seu Deus; nele nenhum trabalho farás.</text:p>
        <text:p text:style-name="P1">9 Sete semanas contarás; desde o dia em que começares a meter a foice na seara, começarás a contar as sete semanas.</text:p>
        <text:p text:style-name="P1">10 Depois celebrarás a festa das semanas ao Iavé seu Deus segundo a medida da oferta voluntária da tua mão, que darás conforme Iavé teu Deus te houver abençoado.</text:p>
        <text:p text:style-name="P1">11 E te regozijarás perante Iavé seu Deus, tu, teu filho e tua filha, teu servo e tua serva, o levita que está dentro das tuas portas, o peregrino, o órfão e a viúva que estão no meio de ti, no lugar que Iavé seu Deus escolher para ali fazer habitar o seu nome.</text:p>
        <text:p text:style-name="P1">12 Também te lembrarás de que foste servo no Egito, e guardarás estes estatutos, e os cumpriras.</text:p>
        <text:p text:style-name="P1">13 A festa dos tabernáculos celebrarás por sete dias, quando tiveres colhido da tua eira e do teu lagar.</text:p>
        <text:p text:style-name="P1">14 E na tua festa te regozijarás, tu, teu filho e tua filha, teu servo e tua serva, e o levita, o peregrino, o órfão e a viúva que estão dentro das tuas portas.</text:p>
        <text:p text:style-name="P1">15 sete dias celebrarás a festa ao Iavé seu Deus, no lugar que Iavé escolher; porque Iavé seu Deus te há de abençoar em toda a tua colheita, e em todo trabalho das tuas mãos; pelo que estarás de todo alegre.</text:p>
        <text:p text:style-name="P1">16 Três vezes no ano todos os teus homens aparecerão perante Iavé teu Deus, no lugar que ele escolher: na festa dos pães ázimos, na festa das semanas, e na festa dos tabernáculos. Não aparecerão vazios perante Iavé;</text:p>
        <text:p text:style-name="P1">17 cada qual oferecerá conforme puder, conforme a bênção que Iavé seu Deus lhe houver dado.</text:p>
        <text:p text:style-name="P1">18 Juízes e oficiais porás em todas as tuas cidades que Iavé teu Deus te dá, segundo as tuas tribos, para que julguem o povo com justiça.</text:p>
        <text:p text:style-name="P1">19 Não torcerás o juízo; não farás acepção de pessoas, nem receberás peitas; porque a peita cega os olhos dos sábios, e perverte a causa dos justos.</text:p>
        <text:p text:style-name="P1"><text:soft-page-break/>20 A justiça, somente a justiça seguirás, para que vivas, e possuas em herança a terra que Iavé seu Deus te dá.</text:p>
        <text:p text:style-name="P1">21 Não plantarás nenhuma árvore como asera, ao pé do altar de Iavé seu Deus, que fizeres,</text:p>
        <text:p text:style-name="P1">22 nem levantarás para ti coluna sagradas, coisas que Iavé seu Deus detesta.</text:p>
      </text:section>
      <text:section text:style-name="Sect1" text:name="Seção126">
        <text:h text:style-name="Heading_20_2" text:outline-level="2"><text:bookmark text:name="cap173"/>DEUTERONÔMIO-[Capítulo 17]</text:h>
        <text:p text:style-name="P1">1 Ao Iavé seu Deus não sacrificarás boi ou ovelha em que haja defeito ou qualquer deformidade; pois isso é abominação a Iavé teu Deus.</text:p>
        <text:p text:style-name="P1">2 Se no meio de ti, em alguma das tuas cidades que te dá Iavé teu Deus, for encontrado algum homem ou mulher que tenha feito o que é mau aos olhos de Iavé seu Deus, transgredindo o seu pacto,</text:p>
        <text:p text:style-name="P1">3 que tenha ido e servido a outros deuses, adorando-os, a eles, ou ao sol, ou à lua, ou a qualquer astro do exército do céu (o que não ordenei),</text:p>
        <text:p text:style-name="P1">4 e isso te for denunciado, e o ouvires, então o inquirirás bem; e eis que, sendo realmente verdade que se fez tal abominação em Israel,</text:p>
        <text:p text:style-name="P1">5 então levarás às tuas portas o homem, ou a mulher, que tiver cometido esta maldade, e apedrejarás o tal homem, ou mulher, até que morra.</text:p>
        <text:p text:style-name="P1">6 Pela boca de duas ou de três testemunhas, será morto o que houver de morrer; pela boca duma só testemunha não morrerá.</text:p>
        <text:p text:style-name="P1">7 A mão das testemunhas será a primeira contra ele, para matá-lo, e depois a mão de todo o povo; assim exterminarás o mal do meio de ti.</text:p>
        <text:p text:style-name="P1">8 Se alguma causa te for difícil demais em juízo, entre sangue e sangue, entre demanda e demanda, entre ferida e ferida, tornando-se motivo de controvérsia nas tuas portas, então te levantarás e subirás ao lugar que Iavé seu Deus escolher;</text:p>
        <text:p text:style-name="P1">9 virás aos levitas sacerdotes, e ao juiz que houver nesses dias, e inquirirás; e eles te anunciarão a sentença da juízo.</text:p>
        <text:p text:style-name="P1">10 Depois cumprirás fielmente a sentença que te anunciarem no lugar que Iavé escolher; e terás cuidado de fazer conforme tudo o que te ensinarem.</text:p>
        <text:p text:style-name="P1">11 Conforme o teor da lei que te ensinarem, e conforme o juízo que pronunciarem, farás da palavra que te disserem não te desviarás, nem para a direita nem para a esquerda.</text:p>
        <text:p text:style-name="P1">12 O homem que se houver soberbamente, não dando ouvidos ao sacerdote, que está ali para servir ao Iavé seu Deus, nem ao juiz, esse homem morrerá; assumirá de Israel o mal.</text:p>
        <text:p text:style-name="P1">13 E todo o povo, ouvindo isso, temerá e nunca mais se ensoberbecerá.</text:p>
        <text:p text:style-name="P1">14 Quando entrares na terra que Iavé seu Deus te dá, e a possuíres e, nela habitando, disseres: Porei sobre mim um rei, como o fazem todas as nações que estão em redor de mim;</text:p>
        <text:p text:style-name="P1"><text:soft-page-break/>15 porás certamente sobre ti como rei aquele que Iavé seu Deus escolher. Porás um dentre teus irmãos como rei sobre ti; não poderás pôr sobre ti um estrangeiro, homem que não seja de teus irmãos.</text:p>
        <text:p text:style-name="P1">16 Ele, porém, não multiplicará para si cavalos, nem fará voltar o povo ao Egito, para multiplicar cavalos; pois Iavé vos tem dito: Nunca mais voltareis por este caminho.</text:p>
        <text:p text:style-name="P1">17 Tampouco multiplicará para si mulheres, para que o seu coração não se desvie; nem multiplicará muito para si a prata e o ouro.</text:p>
        <text:p text:style-name="P1">18 Será também que, quando se assentar sobre o trono do seu reino, escreverá para si, num livro, uma cópia desta lei, do exemplar que está diante dos levitas sacerdotes.</text:p>
        <text:p text:style-name="P1">19 E o terá consigo, e nele lerá todos os dias da sua vida, para que aprenda a temer a Iavé seu Deus, e a guardar todas as palavras desta lei, e estes estatutos, a fim de os cumprir;</text:p>
        <text:p text:style-name="P1">20 para que seu coração não se exalte sobre seus irmãos, e não se aparte do mandamento, nem para a direita nem para a esquerda; a fim de que prolongue os seus dias no seu reino, ele e seus filhos, no meio de Israel.</text:p>
      </text:section>
      <text:section text:style-name="Sect1" text:name="Seção127">
        <text:h text:style-name="Heading_20_2" text:outline-level="2"><text:bookmark text:name="cap183"/>DEUTERONÔMIO-[Capítulo 18]</text:h>
        <text:p text:style-name="P1">1 Os levitas sacerdetes, e toda a tribo de Levi, não terão parte nem herança com Israel. Comerão das ofertas queimadas de Iavé e da herança dele.</text:p>
        <text:p text:style-name="P1">2 Não terão herança no meio de seus irmãos; Iavé é a sua herança, como lhes tem dito.</text:p>
        <text:p text:style-name="P1">3 Este, pois, será o direito dos sacerdotes, a receber do povo, dos que oferecerem sacrifícios de boi ou de ovelha: o ofertante dará ao sacerdote a espádua, as queixadas e o bucho.</text:p>
        <text:p text:style-name="P1">4 Ao sacerdote darás as primícias do teu grão, do teu mosto e do teu azeite, e as primícias da tosquia das tuas ovelhas.</text:p>
        <text:p text:style-name="P1">5 Porque Iavé seu Deus o escolheu dentre todas as tribos, para assistir e ministrar em nome de Iavé, ele e seus filhos, para sempre.</text:p>
        <text:p text:style-name="P1">6 Se um levita, saindo de alguma das tuas cidades de todo o Israel em que ele estiver habitando, vier com todo o desejo da sua alma ao lugar que Iavé escolher,</text:p>
        <text:p text:style-name="P1">7 e ministrar em nome de Iavé seu Deus, como o fazem todos os seus irmãos, os levitas, que assistem ali perante Iavé,</text:p>
        <text:p text:style-name="P1">8 comerá porção igual à deles, fora a das vendas do seu patrimônio.</text:p>
        <text:p text:style-name="P1">9 Quando entrares na terra que Iavé seu Deus te dá, não aprenderás a fazer conforme as abominações daqueles povos.</text:p>
        <text:p text:style-name="P1">10 Não se achará no meio de ti quem faça passar pelo fogo o seu filho ou a sua filha, nem adivinhador, nem prognosticador, nem agoureiro, nem feiticeiro,</text:p>
        <text:p text:style-name="P1"><text:soft-page-break/>11 nem encantador, nem quem consulte um espírito adivinhador, nem mágico, nem quem consulte os mortos;</text:p>
        <text:p text:style-name="P1">12 pois todo aquele que faz estas coisas é abominável a Iavé, e é por causa destas abominações que Iavé seu Deus os lança fora de diante de ti.</text:p>
        <text:p text:style-name="P1">13 Perfeito serás para com Iavé seu Deus.</text:p>
        <text:p text:style-name="P1">14 Porque estas nações, que hás de possuir, ouvem os prognosticadores e os advinhadores; porém, quanto a ti, Iavé seu Deus não te permitiu tal coisa.</text:p>
        <text:p text:style-name="P1">15 Iavé seu Deus te suscitará do meio de ti, dentre teus irmãos, um profeta semelhante a mim; a ele ouvirás;</text:p>
        <text:p text:style-name="P1">16 conforme tudo o que pediste ao Iavé seu Deus em Horebe, no dia da assembléia, dizendo: Não ouvirei mais a voz de Iavé meu Deus, nem mais verei este grande fogo, para que não morra.</text:p>
        <text:p text:style-name="P1">17 Então Iavé me disse: Falaram bem naquilo que disseram.</text:p>
        <text:p text:style-name="P1">18 Do meio de seus irmãos lhes suscitarei um profeta semelhante a ti; e porei as minhas palavras na sua boca, e ele lhes falará tudo o que eu lhe ordenar.</text:p>
        <text:p text:style-name="P1">19 E de qualquer que não ouvir as minhas palavras, que ele falar em meu nome, eu exigirei contas.</text:p>
        <text:p text:style-name="P1">20 Mas o profeta que tiver a presunção de falar em meu nome alguma palavra que eu não tenha mandado falar, ou o que falar em nome de outros deuses, esse profeta morrerá.</text:p>
        <text:p text:style-name="P1">21 E, se disseres no teu coração: Como conheceremos qual seja a palavra que Iavé falou?</text:p>
        <text:p text:style-name="P1">22 Quando o profeta falar em nome de Iavé e tal palavra não se cumprir, nem suceder assim, esta é a palavra que Iavé não falou; com presunção a falou o profeta; não o temerás.</text:p>
      </text:section>
      <text:section text:style-name="Sect1" text:name="Seção128">
        <text:h text:style-name="Heading_20_2" text:outline-level="2"><text:bookmark text:name="cap193"/>DEUTERONÔMIO-[Capítulo 19]</text:h>
        <text:p text:style-name="P1">1 Quando Iavé seu Deus desarraigar as nações cuja terra ele te dá, e tu as desapossares, e morares nas suas cidades e nas suas casas,</text:p>
        <text:p text:style-name="P1">2 designarás para ti no meio da terra que Iavé seu Deus te dá para a possuíres, três cidades;</text:p>
        <text:p text:style-name="P1">3 preparar-lhe-ás caminhos, e partirás em três os termos da tua terra, que Iavé seu Deus te dará em herança; isto será para que todo homicida se acolha nessas cidades.</text:p>
        <text:p text:style-name="P1">4 Este, pois é o caso no tocante ao homicida que se acolher ali para que viva: aquele que involuntariamente matar o seu próximo, a quem dantes não odiava;</text:p>
        <text:p text:style-name="P1">5 como, por exemplo, aquele que entrar com o seu próximo no bosque para cortar lenha e, pondo força na sua mão com o machado para cortar a árvore, o ferro saltar do cabo e ferir o seu próximo de sorte que venha a morrer; o tal se acolherá a uma dessas cidades, e viverá;</text:p>
        <text:p text:style-name="P1"><text:soft-page-break/>6 para que o vingador do sangue não persiga o homicida, enquanto estiver abrasado o seu coração, e o alcance, por ser comprido o caminho, e lhe tire a vida, não havendo nele culpa de morte, pois que dantes não odiava o seu próximo.</text:p>
        <text:p text:style-name="P1">7 Pelo que eu te deu esta ordem: Três cidades designarás para ti.</text:p>
        <text:p text:style-name="P1">8 E, se Iavé seu Deus dilatar os teus termos, como jurou a teus pais, e te der toda a terra que prometeu dar a teus pais</text:p>
        <text:p text:style-name="P1">9 (quando guardares, para o cumprires, todo este mandamento que eu hoje te ordeno, de amar Iavé seu Deus e de andar sempre nos seus caminhos), então acrescentarás a estas três, mais três cidades;</text:p>
        <text:p text:style-name="P1">10 para que não se derrame sangue inocente no meio da tua terra, que Iavé seu Deus te dá por herança, e não haja sangue sobre ti.</text:p>
        <text:p text:style-name="P1">11 Mas se alguém, odiando a seu próximo e lhe armando ciladas, se levantar contra ele e o ferir de modo que venha a morrer, e se acolher a alguma destas cidades,</text:p>
        <text:p text:style-name="P1">12 então os anciãos da sua cidade, mandando tirá-lo dali, o entregarão nas mãos do vingador do sangue, para que morra.</text:p>
        <text:p text:style-name="P1">13 O teu olho não terá piedade dele; antes tirarás de Israel o sangue inocente, para que te vá bem.</text:p>
        <text:p text:style-name="P1">14 Não removerás os marcos do teu próximo, colocados pelos teus antecessores na tua herança que receberás, na terra que Iavé teu Deus te dá para a possuíres.</text:p>
        <text:p text:style-name="P1">15 uma só testemunha não se levantará contra alguém por qualquer iniqüidade, ou por qualquer pecado, seja qual for o pecado cometido; pela boca de duas ou de três testemunhas se estabelecerá o fato.</text:p>
        <text:p text:style-name="P1">16 Se uma testemunha iníqua se levantar contra alguém, para o acusar de transgressão,</text:p>
        <text:p text:style-name="P1">17 então aqueles dois homens que tiverem a demanda se apresentarão perante Iavé, diante dos sacerdotes e dos juízes que houver nesses dias.</text:p>
        <text:p text:style-name="P1">18 E os juízes inquirirão cuidadosamente; e eis que, sendo a testemunha falsa, e falso o testemunho que deu contra seu irmão,</text:p>
        <text:p text:style-name="P1">19 far-lhe-ás como ele cuidava fazer a seu irmão; e assim exterminarás o mal do meio de ti.</text:p>
        <text:p text:style-name="P1">20 Os restantes, ouvindo isso, temerão e nunca mais cometerão semelhante mal no meio de ti.</text:p>
        <text:p text:style-name="P1">21 O teu olho não terá piedade dele; vida por vida, olho por olho, dente por dente, mão por mão, pé por pé.</text:p>
      </text:section>
      <text:section text:style-name="Sect1" text:name="Seção129">
        <text:h text:style-name="Heading_20_2" text:outline-level="2"><text:bookmark text:name="cap203"/>DEUTERONÔMIO-[Capítulo 20]</text:h>
        <text:p text:style-name="P1">1 Quando saíres à peleja, contra teus inimigos, e vires cavalos, e carros, e povo mais numeroso do que tu, deles não terás temor, pois contigo está Iavé seu Deus que te fez subir da terra do Egito.</text:p>
        <text:p text:style-name="P1">2 Quando estiveres para entrar na peleja, o sacerdote se chegará e falará ao povo,</text:p>
        <text:p text:style-name="P1"><text:soft-page-break/>3 e lhe dirá: Ouvi, é Israel; vós estais hoje para entrar na peleja contra os vossos inimigos; não se amoleça o vosso coração; não temais nem tremais, nem vos aterrorizeis diante deles;</text:p>
        <text:p text:style-name="P1">4 pois e Iavé vosso Deus é o que vai convosco, a pelejar por vós contra os vossos inimigos, para vos salvar.</text:p>
        <text:p text:style-name="P1">5 Então os oficiais falarão ao povo, dizendo: Qual é o homem que edificou casa nova e ainda não a dedicou? vá, e torne para casa; não suceda que morra na peleja e outro a dedique.</text:p>
        <text:p text:style-name="P1">6 E qual é o homem que plantou uma vinha e ainda não a desfrutou, vá, e torne para casa; não suceda que morra na peleja e outro a desfrute.</text:p>
        <text:p text:style-name="P1">7 Também qual é e homem que está desposado com uma mulher e ainda não a recebeu? vá, e torne para casa; não suceda que morra na peleja e outro a receba.</text:p>
        <text:p text:style-name="P1">8 Assim continuarão os oficiais a falar ao povo, dizendo: Qual é o homem medroso e de coração tímido? vá, e torne para casa, a fim de que o coração de seus irmãos não se derreta como o seu coração.</text:p>
        <text:p text:style-name="P1">9 Então, tendo os oficiais, acabado de falar ao povo, designarão chefes das tropas para estarem à frente do povo.</text:p>
        <text:p text:style-name="P1">10 Quando te aproximares duma cidade para combatê-la, apregoar-lhe-ás paz.</text:p>
        <text:p text:style-name="P1">11 Se ela te responder em paz, e te abrir as portas, todo o povo que se achar nela será sujeito a trabalhos forçados e te servirá.</text:p>
        <text:p text:style-name="P1">12 Se ela, pelo contrário, não fizer paz contigo, mas guerra, então a sitiarás,</text:p>
        <text:p text:style-name="P1">13 e logo que Iavé seu Deus a entregar nas tuas mãos, passarás ao fio da espada todos os homens que nela houver;</text:p>
        <text:p text:style-name="P1">14 porém as mulheres, os pequeninos, os animais e tudo o que houver na cidade, todo o seu despojo, tomarás por presa; e comerás o despojo dos teus inimigos, que Iavé seu Deus te deu.</text:p>
        <text:p text:style-name="P1">15 Assim farás a todas as cidades que estiverem mais longe de ti, que não são das cidades destas nações.</text:p>
        <text:p text:style-name="P1">16 Mas, das cidades destes povos, que Iavé seu Deus te dá em herança, nada que tem fôlego deixarás com vida;</text:p>
        <text:p text:style-name="P1">17 antes destruí-los-ás totalmente: aos heteus, aos amorreus, aos cananeus, aos perizeus, aos heveus, e aos jebuseus; como Iavé seu Deus te ordenou;</text:p>
        <text:p text:style-name="P1">18 para que não vos ensinem a fazer conforme todas as abominações que eles fazem a seus deuses, e assim pequeis contra Iavé vosso Deus.</text:p>
        <text:p text:style-name="P1">19 Quando sitiares uma cidade por muitos dias, pelejando contra ela para a tomar, não destruirás o seu arvoredo, metendo nele o machado, porque dele poderás comer; pelo que não o cortarás; porventura a árvore do campo é homem, para que seja sitiada por ti?</text:p>
        <text:p text:style-name="P1"><text:soft-page-break/>20 Somente as árvores que souberes não serem árvores cujo fruto se pode comer, é que destruirás e cortarás, e contra a cidade que guerrear contra ti edificarás baluartes, até que seja vencida.</text:p>
      </text:section>
      <text:section text:style-name="Sect1" text:name="Seção130">
        <text:h text:style-name="Heading_20_2" text:outline-level="2"><text:bookmark text:name="cap215"/>DEUTERONÔMIO-[Capítulo 21]</text:h>
        <text:p text:style-name="P1">1 Se na terra que Iavé seu Deus te dá para a possuíres, for encontrado algum morto caído no campo, sem que se saiba quem o matou,</text:p>
        <text:p text:style-name="P1">2 sairão os teus anciãos e os teus juízes, e medirão as distâncias dali até as cidades que estiverem em redor do morto;</text:p>
        <text:p text:style-name="P1">3 e será que, na cidade mais próxima do morto, os anciãos da mesma tomarão uma novilha da manada, que ainda não tenha trabalhado nem tenha puxado na canga,</text:p>
        <text:p text:style-name="P1">4 trarão a novilha a um vale de águas correntes, que nunca tenha sido lavrado nem semeado, e ali, naquele vale, quebrarão o pescoço à novilha.</text:p>
        <text:p text:style-name="P1">5 Então se achegarão os sacerdotes, filhos de Levi; pois Iavé teu Deus os escolheu para o servirem, e para abençoarem em nome de Iavé; e segundo a sua sentença se determinará toda demanda e todo ferimento;</text:p>
        <text:p text:style-name="P1">6 e todos os anciãos da mesma cidade, a mais próxima do morto, lavarão as mãos sobre a novilha cujo pescoço foi quebrado no vale,</text:p>
        <text:p text:style-name="P1">7 e, protestando, dirão: As nossas mãos não derramaram este sangue, nem os nossos olhos o viram.</text:p>
        <text:p text:style-name="P1">8 Perdoa, Iavé, ao teu povo Israel, que tu resgataste, e não ponhas o sangue inocente no meio de teu povo Israel. E aquele sangue lhe será perdoado.</text:p>
        <text:p text:style-name="P1">9 Assim tirarás do meio de ti o sangue inocente, quando fizeres o que é reto aos olhos de Iavé.</text:p>
        <text:p text:style-name="P1">10 Quando saíres à peleja contra os teus inimigos, e Iavé seu Deus os entregar nas tuas mãos, e os levares cativos,</text:p>
        <text:p text:style-name="P1">11 se vires entre os cativas uma mulher formosa à vista e, afeiçoando-te a ela, quiseres tomá-la por mulher,</text:p>
        <text:p text:style-name="P1">12 então a trarás para a tua casa; e ela, tendo rapado a cabeça, cortado as unhas,</text:p>
        <text:p text:style-name="P1">13 e despido as vestes do seu cativeiro, ficará na tua casa, e chorará a seu pai e a sua mãe um mes inteiro; depois disso estarás com ela, e serás seu marido e ela será tua mulher.</text:p>
        <text:p text:style-name="P1">14 E, se te enfadares dela, deixá-la-ás ir à sua vontade; mas de modo nenhum a venderás por dinheiro, nem a tratarás como escrava, porque a humilhaste.</text:p>
        <text:p text:style-name="P1">15 Se um homem tiver duas mulheres, uma a quem ama e outra a quem despreza, e ambas lhe tiverem dado filhos, e o filho primogênito for da desprezada,</text:p>
        <text:p text:style-name="P1">16 quando fizer herdar a seus filhos o que tiver, não poderá dar a primogenitura ao filho da amada, preferindo-o ao filha da desprezada, que é o primogênito;</text:p>
        <text:p text:style-name="P1"><text:soft-page-break/>17 mas ao filho da aborrecida reconhecerá por primogênito, dando-lhe dobrada porção de tudo quanto tiver, porquanto ele é as primícias da sua força; o direito da primogenitura é dele.</text:p>
        <text:p text:style-name="P1">18 Se alguém tiver um filho contumaz e rebelde, que não obedeça à voz de seu pai e à voz de sua mãe, e que, embora o castiguem, não lhes dê ouvidos,</text:p>
        <text:p text:style-name="P1">19 seu pai e sua mãe, pegando nele, o levarão aos anciãos da sua cidade, e à porta do seu lugar;</text:p>
        <text:p text:style-name="P1">20 e dirão aos anciãos da cidade: Este nosso filho é contumaz e rebelde; não dá ouvidos à nossa voz; é comilão e beberrão.</text:p>
        <text:p text:style-name="P1">21 Então todos os homens da sua cidade o apedrejarão, até que morra; assim exterminarás o mal do meio de ti; e todo o Israel, ouvindo isso, temerá.</text:p>
        <text:p text:style-name="P1">22 Se um homem tiver cometido um pecado digno de morte, e for morto, e o tiveres pendurado num madeiro,</text:p>
        <text:p text:style-name="P1">23 o seu cadáver não permanecerá toda a noite no madeiro, mas certamente o enterrarás no mesmo dia; porquanto aquele que é pendurado é maldito de Deus. Assim não contaminarás a tua terra, que Iavé seu Deus te dá em herança.</text:p>
      </text:section>
      <text:section text:style-name="Sect1" text:name="Seção131">
        <text:h text:style-name="Heading_20_2" text:outline-level="2"><text:bookmark text:name="cap223"/>DEUTERONÔMIO-[Capítulo 22]</text:h>
        <text:p text:style-name="P1">1 Se vires extraviado o boi ou a ovelha de teu irmão, não te desviarás deles; sem falta os reconduzirás a teu irmão.</text:p>
        <text:p text:style-name="P1">2 E se teu irmão não estiver perto de ti ou não o conheceres, levá-los-ás para tua casa e ficarão contigo até que teu irmão os venha procurar; então lhes restiruirás.</text:p>
        <text:p text:style-name="P1">3 Assim farás também com o seu jumento, bem como com as suas vestes, e com toda coisa que teu irmão tiver perdido e tu achares; não te poderás desviar deles.</text:p>
        <text:p text:style-name="P1">4 Se vires o jumento ou o boi de teu irmão caídos no caminho, não te desviarás deles; sem falta o ajudarás a levantá-los.</text:p>
        <text:p text:style-name="P1">5 Não haverá traje de homem na mulher, e não vestirá o homem vestido de mulher, porque qualquer que faz isto é abominação ao Iavé seu Deus.</text:p>
        <text:p text:style-name="P1">6 Se encontrares pelo caminho, numa árvore ou no chão, um ninho de ave com passarinhos ou ovos, e a mãe posta sobre os passarinhos, ou sobre os ovos, não temarás a mãe com os filhotes;</text:p>
        <text:p text:style-name="P1">7 sem falta deixarás ir a mãe, porém os filhotes poderás tomar; para que te vá bem, e para que prolongues os teus dias.</text:p>
        <text:p text:style-name="P1">8 Quando edificares uma casa nova, farás no terraço um parapeito, para que não tragas sangue sobre a tua casa, se alguém dali cair.</text:p>
        <text:p text:style-name="P1">9 Não semearás a tua vinha de duas espécies de semente, para que não fique sagrado todo o produto, tanto da semente que semeares como do fruto da vinha.</text:p>
        <text:p text:style-name="P1">10 Não lavrarás com boi e jumento juntamente.</text:p>
        <text:p text:style-name="P1">11 Não te vestirás de estofo misturado, de lã e linho juntamente.</text:p>
        <text:p text:style-name="P1"><text:soft-page-break/>12 Porás franjas nos quatro cantos da tua manta, com que te cobrires.</text:p>
        <text:p text:style-name="P1">13 Se um homem tomar uma mulher por esposa, e, tendo coabitado com ela, vier a desprezá-la,</text:p>
        <text:p text:style-name="P1">14 e lhe atribuir coisas escandalosas, e contra ela divulgar má fama, dizendo: Tomei esta mulher e, quando me cheguei a ela, não achei nela os sinais da virgindade;</text:p>
        <text:p text:style-name="P1">15 então o pai e a mãe da moça tomarão os sinais da virgindade da moça, e os levarão aos anciãos da cidade, à porta;</text:p>
        <text:p text:style-name="P1">16 e o pai da moça dirá aos anciãos: Eu dei minha filha por mulher a este homem, e agora ele a despreza,</text:p>
        <text:p text:style-name="P1">17 e eis que lhe atribuiu coisas escandalosas, dizendo: Não achei na tua filha os sinais da virgindade; porém eis aqui os sinais da virgindade de minha filha. E eles estenderão a roupa diante dos anciãos da cidade.</text:p>
        <text:p text:style-name="P1">18 Então os anciãos daquela cidade, tomando o homem, o castigarão,</text:p>
        <text:p text:style-name="P1">19 e, multando-o em cem siclos de prata, os darão ao pai da moça, porquanto divulgou má fama sobre uma virgem de Israel. Ela ficará sendo sua mulher, e ele por todos os seus dias não poderá repudiá-la.</text:p>
        <text:p text:style-name="P1">20 Se, porém, esta acusação for confirmada, não se achando na moça os sinais da virgindade,</text:p>
        <text:p text:style-name="P1">21 levarão a moça à porta da casa de seu pai, e os homens da sua cidade a apedrejarão até que morra; porque fez loucura em Israel, prostiruindo-se na casa de seu pai. Assim exterminarás o mal do meio de ti.</text:p>
        <text:p text:style-name="P1">22 Se um homem for encontrado deitado com mulher que tenha marido, morrerão ambos, o homem que se tiver deitado com a mulher, e a mulher. Assim exterminarás o mal de Israel.</text:p>
        <text:p text:style-name="P1">23 Se houver moça virgem desposada e um homem a achar na cidade, e se deitar com ela,</text:p>
        <text:p text:style-name="P1">24 trareis ambos à porta daquela cidade, e os apedrejareis até que morram: a moça, porquanto não gritou na cidade, e o homem, porquanto humilhou a mulher do seu próximo. Assim exterminarás o mal do meio de ti.</text:p>
        <text:p text:style-name="P1">25 Mas se for no campo que o homem achar a moça que é desposada, e o homem a forçar, e se deitar com ela, morrerá somente o homem que se deitou com ela;</text:p>
        <text:p text:style-name="P1">26 porém, à moça não farás nada. Não há na moça pecado digno de morte; porque, como no caso de um homem que se levanta contra o seu próximo e lhe tira a vida, assim é este caso;</text:p>
        <text:p text:style-name="P1">27 pois ele a achou no campo; a moça desposada gritou, mas não houve quem a livrasse. em juizo, entre sangue</text:p>
        <text:p text:style-name="P1">28 Se um homem achar uma moça virgem não desposada e, pegando nela, deitar-se com ela, e forem apanhados,</text:p>
        <text:p text:style-name="P1"><text:soft-page-break/>29 o homem que se deitou com a moça dará ao pai dela cinqüenta siclos de prata, e porquanto a humilhou, ela ficará sendo sua mulher; não a poderá repudiar por todos os seus dias.</text:p>
        <text:p text:style-name="P1">30 Nenhum homem tomará a mulher de seu pai, e não levantará a cobertura de seu pai.</text:p>
      </text:section>
      <text:section text:style-name="Sect1" text:name="Seção132">
        <text:h text:style-name="Heading_20_2" text:outline-level="2"><text:bookmark text:name="cap233"/>DEUTERONÔMIO-[Capítulo 23]</text:h>
        <text:p text:style-name="P1">1 Aquele a quem forem trilhados os testículos, ou for cortado o membro viril, não entrará na assembléia de Iavé.</text:p>
        <text:p text:style-name="P1">2 Nenhum bastardo entrará na assembléia de Iavé; nem ainda a sua décima geração entrará na assembléia de Iavé.</text:p>
        <text:p text:style-name="P1">3 Nenhum amonita nem moabita entrará na assembléia de Iavé; nem ainda a sua décima geração entrará jamais na assembléia de Iavé;</text:p>
        <text:p text:style-name="P1">4 porquanto não saíram com pão e água a receber-vos no caminho, quando saíeis do Egito; e, porquanto alugaram contra ti a Balaão, filho de Beor, de Petor, da Mesopotâmia, para te amaldiçoar.</text:p>
        <text:p text:style-name="P1">5 Contudo Iavé seu Deus não quis ouvir a Balaão, antes trocou-te a maldição em bênção; porquanto Iavé seu Deus te amava.</text:p>
        <text:p text:style-name="P1">6 Não lhes procurarás nem paz nem prosperidade por todos os teus dias para sempre.</text:p>
        <text:p text:style-name="P1">7 Não abominarás o edomeu, pois é teu irmão; nem abominarás o egípcio, pois peregrino foste na sua terra.</text:p>
        <text:p text:style-name="P1">8 Os filhos que lhes nascerem na terceira geração entrarão na assembléia de Iavé.</text:p>
        <text:p text:style-name="P1">9 Quando te acampares contra os teus inimigos, então te guardarás de toda coisa má.</text:p>
        <text:p text:style-name="P1">10 Se houver no meio de ti alguém que por algum acidente noturno não estiver limpo, sairá fora do arraial; não entrará no meio dele.</text:p>
        <text:p text:style-name="P1">11 Porém, ao cair da tarde, ele se lavará em água; e depois do sol posto, entrará no meio do arraial.</text:p>
        <text:p text:style-name="P1">12 Também terás um lugar fora do arraial, para onde sairás.</text:p>
        <text:p text:style-name="P1">13 Entre os teus utensílios terás uma pá; e quando te assentares lá fora, então com ela cavarás e, virando-te, cobrirás o teu excremento;</text:p>
        <text:p text:style-name="P1">14 porquanto Iavé seu Deus anda no meio do teu acampamento, para te livrar, e para te entregar a ti os teus inimigos; pelo que o teu acampamento será santo, para que ele não veja coisa impura em ti, e de ti se aparte.</text:p>
        <text:p text:style-name="P1">15 Não entregarás a seu senhor o servo que, fugindo dele, se tiver acolhido a ti;</text:p>
        <text:p text:style-name="P1">16 contigo ficará, no meio de ti, no lugar que escolher em alguma das tuas cidades, onde lhe agradar; não o oprimirás.</text:p>
        <text:p text:style-name="P1"><text:soft-page-break/>17 Não haverá dentre as filhas de Israel quem se prostitua no serviço do templo, nem dentre os filhos de Israel haverá quem o faça;</text:p>
        <text:p text:style-name="P1">18 não trarás o salário da prostituta nem o aluguel do sodomita para a casa de Iavé seu Deus por qualquer voto, porque uma e outra coisa são igualmente abomináveis ao Iavé seu Deus.</text:p>
        <text:p text:style-name="P1">19 Do teu irmão não exigirás juros; nem de dinheiro, nem de comida, nem de qualquer outra coisa que se empresta a juros.</text:p>
        <text:p text:style-name="P1">20 Do estrangeiro poderás exigir juros; porém do teu irmão não os exigirás, para que Iavé seu Deus te abençoe em tudo a que puseres a mão, na terra à qual vais para a possuíres.</text:p>
        <text:p text:style-name="P1">21 Quando fizeres algum voto ao Iavé seu Deus, não tardarás em cumpri-lo; porque Iavé seu Deus certamente o requererá de ti, e em ti haverá pecado.</text:p>
        <text:p text:style-name="P1">22 Se, porém, te abstiveres de fazer voto, não haverá pecado em ti.</text:p>
        <text:p text:style-name="P1">23 O que tiver saído dos teus lábios guardarás e cumprirás, tal como voluntariamente o votaste ao Iavé seu Deus, prometendo-o pela tua boca.</text:p>
        <text:p text:style-name="P1">24 Quando entrares na vinha do teu próximo, poderás comer uvas conforme o teu desejo, até te fartares, porém não as porás no teu alforje.</text:p>
        <text:p text:style-name="P1">25 Quando entrares na seara do teu próximo, poderás colher espigas com a mão, porém não meterás a foice na seara do teu próximo.</text:p>
      </text:section>
      <text:section text:style-name="Sect1" text:name="Seção133">
        <text:h text:style-name="Heading_20_2" text:outline-level="2"><text:bookmark text:name="cap243"/>DEUTERONÔMIO-[Capítulo 24]</text:h>
        <text:p text:style-name="P1">1 Quando um homem tomar uma mulher e se casar com ela, se ela não achar graça aos seus olhos, por haver ele encontrado nela coisa vergonhosa, far-lhe-á uma carta de divórcio e lha dará na mão, e a despedirá de sua casa.</text:p>
        <text:p text:style-name="P1">2 Se ela, pois, saindo da casa dele, for e se casar com outro homem,</text:p>
        <text:p text:style-name="P1">3 e este também a desprezar e, fazendo-lhe carta de divórcio, lha der na mão, e a despedir de sua casa; ou se este último homem, que a tomou para si por mulher, vier a morrer;</text:p>
        <text:p text:style-name="P1">4 então seu primeiro marido que a despedira, não poderá tornar a tomá-la por mulher, depois que foi contaminada; pois isso é abominação perante Iavé. Não farás pecar a terra que Iavé seu Deus te dá por herança.</text:p>
        <text:p text:style-name="P1">5 Quando um homem for recém-casado não sairá à guerra, nem se lhe imporá cargo público; por um ano inteiro ficará livre na sua casa, para se regozijar com a sua mulher, que tomou.</text:p>
        <text:p text:style-name="P1">6 Ninguém tomará em penhor as duas mós, nem mesmo a mó de cima, pois se penhoraria assim a vida.</text:p>
        <text:p text:style-name="P1">7 Se for descoberto alguém que, havendo furtado um dentre os seus irmãos, dos filhos de Israel, e tenha escravizado, ou vendido, esse ladrão morrerá. Assim exterminarás o mal do meio de ti.</text:p>
        <text:p text:style-name="P1"><text:soft-page-break/>8 No tocante à praga da lepra, toma cuidado de observar diligentemente tudo o que te ensinarem os levitas sacerdotes; segundo lhes tenho ordenado, assim cuidarás de fazer.</text:p>
        <text:p text:style-name="P1">9 Lembra-te do que Iavé seu Deus fez a Miriã no caminho, quando saíste do Egito.</text:p>
        <text:p text:style-name="P1">10 Quando emprestares alguma coisa ao teu próximo, não entrarás em sua casa para lhe tirar o penhor;</text:p>
        <text:p text:style-name="P1">11 ficarás do lado de fora, e o homem, a quem fizeste o empréstimo, te trará para fora o penhor.</text:p>
        <text:p text:style-name="P1">12 E se ele for pobre, não te deitarás com o seu penhor;</text:p>
        <text:p text:style-name="P1">13 ao pôr do sol, sem falta lhe restiruirás o penhor, para que durma na sua roupa, e te abençoe; e isso te será justiça diante de Iavé teu Deus.</text:p>
        <text:p text:style-name="P1">14 Não oprimirás o trabalhador pobre e necessitado, seja ele de teus irmãos, ou seja dos estrangeiros que estão na tua terra e dentro das tuas portas.</text:p>
        <text:p text:style-name="P1">15 No mesmo dia lhe pagarás o seu salário, e isso antes que o sol se ponha; porquanto é pobre e está contando com isso; para que não clame contra ti a Iavé, e haja em ti pecado.</text:p>
        <text:p text:style-name="P1">16 Não se farão morrer os pais pelos filhos, nem os filhos pelos pais; cada qual morrerá pelo seu próprio pecado.</text:p>
        <text:p text:style-name="P1">17 Não perverterás o direito do estrangeiro nem do órfão; nem tomarás em penhor o vestido da viúva.</text:p>
        <text:p text:style-name="P1">18 Lembrar-te-ás de que foste escravo no Egito, e de que Iavé teu Deus te resgatou dali; por isso eu te dou este mandamento para o cumprires.</text:p>
        <text:p text:style-name="P1">19 Quando no teu campo fizeres a tua sega e esqueceres um molho no campo, não voltarás para tomá-lo; para o estrangeiro para o orfão, e para a viúva será, para que Iavé seu Deus te abençoe em todas as obras das tuas mãos.</text:p>
        <text:p text:style-name="P1">20 Quando bateres a tua oliveira, não voltarás para colher o fruto dos ramos; para o estrangeiro, para o órfão, e para a viúva será.</text:p>
        <text:p text:style-name="P1">21 Quando vindimares a tua vinha, não voltarás para rebuscá-la; para o estrangeiro, para o órfão, e para a viúva será.</text:p>
        <text:p text:style-name="P1">22 E lembrar-te-ás de que foste escravo na terra do Egito; por isso eu te dou este mandamento para o cumprires.</text:p>
      </text:section>
      <text:section text:style-name="Sect1" text:name="Seção134">
        <text:h text:style-name="Heading_20_2" text:outline-level="2"><text:bookmark text:name="cap253"/>DEUTERONÔMIO-[Capítulo 25]</text:h>
        <text:p text:style-name="P1">1 Se houver contenda entre alguns, e vierem a juízo para serem julgados, justificar-se-á ao inocente, e ao culpado condenar-se-á.</text:p>
        <text:p text:style-name="P1">2 E se o culpado merecer açoites, o juiz fará que ele se deite e seja açoitado na sua presença, de acordo com a gravidade da sua culpa.</text:p>
        <text:p text:style-name="P1">3 Até quarenta açoites lhe poderá dar, não mais; para que, porventura, se lhe der mais açoites do que estes, teu irmão não fique envilecido aos teus olhos.</text:p>
        <text:p text:style-name="P1"><text:soft-page-break/>4 Não atarás a boca ao boi quando estiver debulhando.</text:p>
        <text:p text:style-name="P1">5 Se irmãos morarem juntos, e um deles morrer sem deixar filho, a mulher do falecido não se casará com homem estranho, de fora; seu cunhado estará com ela, e a tomará por mulher, fazendo a obrigação de cunhado para com ela.</text:p>
        <text:p text:style-name="P1">6 E o primogênito que ela lhe der sucederá ao nome do irmão falecido, para que o nome deste não se apague de Israel.</text:p>
        <text:p text:style-name="P1">7 Mas, se o homem não quiser tomar sua cunhada, esta subirá à porta, aos anciãos, e dirá: Meu cunhado recusa suscitar a seu irmão nome em Israel; não quer cumprir para comigo o dever de cunhado.</text:p>
        <text:p text:style-name="P1">8 Então os anciãos da sua cidade o chamarão, e falarão com ele. Se ele persistir, e disser: Não quero tomá-la;</text:p>
        <text:p text:style-name="P1">9 sua cunhada se chegará a ele, na presença dos anciãos, e lhe descalçará o sapato do pé, e lhe cuspirá ao rosto, e dirá: Assim se fará ao homem que não edificar a casa de seu irmão.</text:p>
        <text:p text:style-name="P1">10 E sua casa será chamada em Israel a casa do descalçado.</text:p>
        <text:p text:style-name="P1">11 Quando pelejarem dois homens, um contra o outro, e a mulher de um chegar para livrar a seu marido da mão daquele que o fere, e ela, estendendo a mão, lhe pegar pelas suas vergonhas,</text:p>
        <text:p text:style-name="P1">12 decepar-lhe-á a mão; o teu olho não terá piedade dela.</text:p>
        <text:p text:style-name="P1">13 Não terás na tua bolsa pesos diferentes, um grande e um pequeno.</text:p>
        <text:p text:style-name="P1">14 Não terás na tua casa duas efas, uma grande e uma pequena.</text:p>
        <text:p text:style-name="P1">15 Terás peso inteiro e justo; terás efa inteira e justa; para que se prolonguem os teus dias na terra que Iavé seu Deus te dá.</text:p>
        <text:p text:style-name="P1">16 Porque é abominável ao Iavé seu Deus todo aquele que faz tais coisas, todo aquele que pratica a injustiça.</text:p>
        <text:p text:style-name="P1">17 Lembra-te do que te fez Amaleque no caminho, quando saías do Egito;</text:p>
        <text:p text:style-name="P1">18 como te saiu ao encontro no caminho e feriu na tua retaguarda todos os fracos que iam após ti, estando tu cansado e afadigado; e não temeu a Deus.</text:p>
        <text:p text:style-name="P1">19 Quando, pois, Iavé seu Deus te houver dado repouso de todos os teus inimigos em redor, na terra que Iavé seu Deus te dá por herança para a possuíres, apagarás a memória de Amaleque de debaixo do céu; não te esquecerás.</text:p>
      </text:section>
      <text:section text:style-name="Sect1" text:name="Seção135">
        <text:h text:style-name="Heading_20_2" text:outline-level="2"><text:bookmark text:name="cap263"/>DEUTERONÔMIO-[Capítulo 26]</text:h>
        <text:p text:style-name="P1">1 Também, quando tiveres entrado na terra que Iavé seu Deus te dá por herança, e a possuíres, e nela habitares,</text:p>
        <text:p text:style-name="P1">2 tomarás das primícias de todos os frutos do solo que trouxeres da terra que Iavé seu Deus te dá, e as porás num cesto, e irás ao lugar que Iavé seu Deus escolher para ali fazer habitar o seu nome.</text:p>
        <text:p text:style-name="P1"><text:soft-page-break/>3 E irás ao sacerdote que naqueles dias estiver de serviço, e lhe dirás: Hoje declaro ao Iavé seu Deus que entrei na terra que Iavé com juramento prometeu a nossos pais que nos daria.</text:p>
        <text:p text:style-name="P1">4 O sacerdote, pois, tomará o cesto da tua mão, e o porá diante do altar de Iavé seu Deus.</text:p>
        <text:p text:style-name="P1">5 E perante Iavé seu Deus dirás: Arameu prestes a perecer era meu pai; e desceu ao Egito com pouca gente, para ali morar; e veio a ser ali uma nação grande, forte e numerosa.</text:p>
        <text:p text:style-name="P1">6 Mas os egípcios nos maltrataram e nos afligiram, e nos impuseram uma dura servidão.</text:p>
        <text:p text:style-name="P1">7 Então clamamos aIavé Deus de nossos pais, e Iavé ouviu a nossa voz, e atentou para a nossa aflição, o nosso trabalho, e a nossa opressão;</text:p>
        <text:p text:style-name="P1">8 e Iavé nos tirou do Egito com mão forte e braço estendido, com grande espanto, e com sinais e maravilhas;</text:p>
        <text:p text:style-name="P1">9 e nos trouxe a este lugar, e nos deu esta terra, terra que mana leite e mel.</text:p>
        <text:p text:style-name="P1">10 E eis que agora te trago as primícias dos frutos da terra que tu, Iavé, me deste. Então as porás perante Iavé seu Deus, e o adorarás;</text:p>
        <text:p text:style-name="P1">11 e te alegrarás por todo o bem que Iavé seu Deus te tem dado a ti e à tua casa, tu e o levita, e o estrangeiro que está no meio de ti.</text:p>
        <text:p text:style-name="P1">12 Quando acabares de separar todos os dízimos da tua colheita do terceiro ano, que é o ano dos dízimos, dá-los-ás ao levita, ao estrangeiro, ao órfão e à viúva, para que comam dentro das tuas portas, e se fartem.</text:p>
        <text:p text:style-name="P1">13 E dirás perante Iavé seu Deus: Tirei da minha casa as coisas consagradas, e as dei ao levita, ao estrangeiro, ao órfão e à viúva, conforme todos os teus mandamentos que me tens ordenado; não transgredi nenhum dos teus mandamentos, nem deles me esqueci.</text:p>
        <text:p text:style-name="P1">14 Delas não comi no meu luto, nem delas tirei coisa alguma estando eu imundo, nem delas dei para algum morto; ouvi a voz de Iavé meu Deus; conforme tudo o que me ordenaste, tenho feito.</text:p>
        <text:p text:style-name="P1">15 Olha desde a tua santa habitação, desde o céu, e abençoa o teu povo de Israel, e a terra que nos deste, como juraste a nossos pais, terra que mana leite e mel.</text:p>
        <text:p text:style-name="P1">16 Neste dia Iavé seu Deus te manda observar estes estatutos e preceitos; portanto os guardarás e os observarás com todo o teu coração e com toda a tua alma.</text:p>
        <text:p text:style-name="P1">17 Hoje declaraste a Iavé que ele te será por Deus, e que andarás nos seus caminhos, e guardarás os seus estatutos, os seus mandamentos e os seus preceitos, e darás ouvidos à sua voz.</text:p>
        <text:p text:style-name="P1">18 Outrossim, Iavé hoje te declarou que lhe serás por seu próprio povo, como te tem dito, e que deverás guardar todos os seus mandamentos;</text:p>
        <text:p text:style-name="P1">19 para assim te exaltar em honra, em fama e em glória sobre todas as nações que criou; e para que sejas um povo santo ao Iavé seu Deus, como ele disse.</text:p>
      </text:section>
      <text:section text:style-name="Sect1" text:name="Seção136">
        <text:h text:style-name="Heading_20_2" text:outline-level="2"><text:bookmark text:name="cap273"/><text:soft-page-break/>DEUTERONÔMIO-[Capítulo 27]</text:h>
        <text:p text:style-name="P1">1 Moisés, com os anciãos de Israel, deu ordem ao povo, dizendo: Guardai todos estes mandamentos que eu hoje vos ordeno.</text:p>
        <text:p text:style-name="P1">2 E no dia em que passares o Jordão para a terra que Iavé seu Deus te dá, levantarás umas pedras grandes e as caiarás.</text:p>
        <text:p text:style-name="P1">3 E escreverás nelas todas as palavras desta lei, quando tiveres passado para entrar na terra que Iavé seu Deus te dá, terra que mana leite e mel, como Iavé, o Deus de teus pais, te prometeu.</text:p>
        <text:p text:style-name="P1">4 Quando, pois, houverdes passado o Jordão, levantareis no monte Ebal estas pedras, como eu hoje vos ordeno, e as caiareis.</text:p>
        <text:p text:style-name="P1">5 Também ali edificarás um altar ao Iavé seu Deus, um altar de pedras; não alçarás ferramenta sobre elas.</text:p>
        <text:p text:style-name="P1">6 De pedras brutas edificarás o altar de Iavé seu Deus, e sobre ele oferecerás holocaustos ao Iavé seu Deus.</text:p>
        <text:p text:style-name="P1">7 Também sacrificarás ofertas pacíficas, e ali comerás, e te alegrarás perante Iavé seu Deus.</text:p>
        <text:p text:style-name="P1">8 Naquelas pedras escreverás todas as palavras desta lei, gravando-as bem nitidamente.</text:p>
        <text:p text:style-name="P1">9 Falou mais Moisés, e os levitas sacerdotes, a todo o Israel, dizendo: Guarda silêncio, e ouve, ó Israel! hoje vieste a ser o povo de Iavé teu Deus.</text:p>
        <text:p text:style-name="P1">10 Portanto obedecerás à voz de Iavé seu Deus, e cumprirás os seus mandamentos e os seus estatutos, que eu hoje te ordeno.</text:p>
        <text:p text:style-name="P1">11 Nesse mesmo dia Moisés deu ordem ao povo, dizendo:</text:p>
        <text:p text:style-name="P1">12 Quando houverdes passado o Jordão, estes estarão sobre o monte Gerizim, para abençoarem o povo: Simeão, Levi, Judá, Issacar, José e Benjamim;</text:p>
        <text:p text:style-name="P1">13 e estes estarão sobre o monte Ebal para pronunciarem a maldição: Rúben, Gade, Aser, Zebulom, Dã e Naftali.</text:p>
        <text:p text:style-name="P1">14 E os levitas dirão em alta voz a todos os homens de Israel:</text:p>
        <text:p text:style-name="P1">15 Maldito o homem que fizer imagem esculpida, ou fundida, abominação a Iavé, obra da mão do artífice, e a puser em um lugar escondido. E todo o povo, respondendo, dirá: Amém.</text:p>
        <text:p text:style-name="P1">16 Maldito aquele que desprezar a seu pai ou a sua mãe. E todo o povo dirá: Amém.</text:p>
        <text:p text:style-name="P1">17 Maldito aquele que remover os marcos do seu próximo. E todo o povo dirá: Amém.</text:p>
        <text:p text:style-name="P1">18 Maldito aquele que fizer que o cego erre do caminho. E todo o povo dirá: Amém.</text:p>
        <text:p text:style-name="P1">19 Maldito aquele que perverter o direito do estrangeiro, do órfão e da viúva. E todo o povo dirá: Amém,</text:p>
        <text:p text:style-name="P1">20 Maldito aquele que se deitar com a mulher de seu pai, porquanto levantou a cobertura de seu pai. E todo o povo dirá: Amém.</text:p>
        <text:p text:style-name="P1"><text:soft-page-break/>21 Maldito aquele que se deitar com algum animal. E todo o povo dirá: Amem.</text:p>
        <text:p text:style-name="P1">22 Maldito aquele que se deitar com sua irmã, filha de seu pai, ou filha de sua mãe. E todo o povo dirá: Amém.</text:p>
        <text:p text:style-name="P1">23 Maldito aquele que se deitar com sua sogra. E todo o povo dirá: Amém.</text:p>
        <text:p text:style-name="P1">24 Maldito aquele que ferir ao seu próximo em oculto. E todo o povo dirá: Amém.</text:p>
        <text:p text:style-name="P1">25 Maldito aquele que receber peita para matar uma pessoa inocente. E todo o povo dirá: Amém.</text:p>
        <text:p text:style-name="P1">26 Maldito aquele que não confirmar as palavras desta lei, para as cumprir. E todo o povo dirá: Amém.</text:p>
      </text:section>
      <text:section text:style-name="Sect1" text:name="Seção137">
        <text:h text:style-name="Heading_20_2" text:outline-level="2"><text:bookmark text:name="cap282"/>DEUTERONÔMIO-[Capítulo 28]</text:h>
        <text:p text:style-name="P1">1 Se ouvires atentamente a voz de Iavé seu Deus, tendo cuidado de guardar todos os seus mandamentos que eu hoje te ordeno, Iavé teu Deus te exaltará sobre todas as nações da terra;</text:p>
        <text:p text:style-name="P1">2 e todas estas bênçãos virão sobre ti e te alcançarão, se ouvires a voz de Iavé seu Deus:</text:p>
        <text:p text:style-name="P1">3 Bendito serás na cidade, e bendito serás no campo.</text:p>
        <text:p text:style-name="P1">4 Bendito o fruto do teu ventre, e o fruto do teu solo, e o fruto dos teus animais, e as crias das tuas vacas e das tuas ovelhas.</text:p>
        <text:p text:style-name="P1">5 Bendito o teu cesto, e a tua amassadeira.</text:p>
        <text:p text:style-name="P1">6 Bendito serás quando entrares, e bendito serás quando saíres.</text:p>
        <text:p text:style-name="P1">7 Iavé entregará, feridos diante de ti, os teus inimigos que se levantarem contra ti; por um caminho sairão contra ti, mas por sete caminhos rugirão da tua presença.</text:p>
        <text:p text:style-name="P1">8 Iavé mandará que a bênção esteja contigo nos teus celeiros e em tudo a que puseres a tua mão; e te abençoará na terra que Iavé teu Deus te dá.</text:p>
        <text:p text:style-name="P1">9 Iavé te confirmará para si por povo santo, como te jurou, se guardares os mandamentos de Iavé seu Deus e andares nos seus caminhos.</text:p>
        <text:p text:style-name="P1">10 Assim todos os povos da terra verão que és chamado pelo nome de Iavé, e terão temor de ti.</text:p>
        <text:p text:style-name="P1">11 E Iavé te fará prosperar grandemente no fruto do teu ventre, no fruto dos teus animais e no fruto do teu solo, na terra que Iavé, com juramento, prometeu a teus pais te dar.</text:p>
        <text:p text:style-name="P1">12 Iavé te abrirá o seu bom tesouro, o céu, para dar à tua terra a chuva no seu tempo, e para abençoar todas as obras das tuas mãos; e emprestarás a muitas nações, porém tu não tomarás emprestado.</text:p>
        <text:p text:style-name="P1">13 E Iavé te porá por cabeça, e não por cauda; e só estarás por cima, e não por baixo; se obedeceres aos mandamentos de Iavé seu Deus, que eu hoje te ordeno, para os guardar e cumprir,</text:p>
        <text:p text:style-name="P1"><text:soft-page-break/>14 não te desviando de nenhuma das palavras que eu hoje te ordeno, nem para a direita nem para a esquerda, e não andando após outros deuses, para os servires.</text:p>
        <text:p text:style-name="P1">15 Se, porém, não ouvires a voz de Iavé seu Deus, se não cuidares em cumprir todos os seus mandamentos e os seus estatutos, que eu hoje te ordeno, virão sobre ti todas estas maldições, e te alcançarão:</text:p>
        <text:p text:style-name="P1">16 Maldito serás na cidade, e maldito serás no campo.</text:p>
        <text:p text:style-name="P1">17 Maldito o teu cesto, e a tua amassadeira.</text:p>
        <text:p text:style-name="P1">18 Maldito o fruto do teu ventre, e o fruto do teu solo, e as crias das tuas vacas e das tuas ovelhas.</text:p>
        <text:p text:style-name="P1">19 Maldito serás ao entrares, e maldito serás ao saíres.</text:p>
        <text:p text:style-name="P1">20 Iavé mandará sobre ti a maldição, a derrota e o desapontamento, em tudo a que puseres a mão para fazer, até que sejas destruído, e até que repentinamente pereças, por causa da maldade das tuas obras, pelas quais me deixaste.</text:p>
        <text:p text:style-name="P1">21 Iavé fará pegar em ti a peste, até que te consuma da terra na qual estás entrando para a possuíres.</text:p>
        <text:p text:style-name="P1">22 Iavé te ferirá com a tísica e com a febre, com a inflamação, com o calor forte, com a seca, com crestamento e com ferrugem, que te perseguirão até que pereças</text:p>
        <text:p text:style-name="P1">23 O céu que está sobre a tua cabeça será de bronze, e a terra que está debaixo de ti será de ferro.</text:p>
        <text:p text:style-name="P1">24 Iavé dará por chuva à tua terra pó; do céu descerá sobre ti a poeira, ate que sejas destruído.</text:p>
        <text:p text:style-name="P1">25 Iavé fará que sejas ferido diante dos teus inimigos; por um caminho sairás contra eles, e por sete caminhos fugirás deles; e serás espetáculo horrendo a todos os reinos da terra.</text:p>
        <text:p text:style-name="P1">26 Os teus cadáveres servirão de pasto a todas as aves do céu, e aos animais da terra, e não haverá quem os enxote.</text:p>
        <text:p text:style-name="P1">27 Iavé te ferirá com as úlceras do Egito, com tumores, com sarna e com coceira, de que não possas curar-te;</text:p>
        <text:p text:style-name="P1">28 Iavé te ferirá com loucura, com cegueira, e com pasmo de coração.</text:p>
        <text:p text:style-name="P1">29 Apalparás ao meio-dia como o cego apalpa nas trevas, e não prosperarás nos teus caminhos; serás oprimido e roubado todos os dias, e não haverá quem te salve.</text:p>
        <text:p text:style-name="P1">30 Desposar-te-ás com uma mulher, porém outro homem dormirá com ela; edificarás uma casa, porém não morarás nela; plantarás uma vinha, porém não a desfrutarás.</text:p>
        <text:p text:style-name="P1">31 O teu boi será morto na tua presença, porém dele não comerás; o teu jumento será roubado diante de ti, e não te será restituído a ti; as tuas ovelhas serão dadas aos teus inimigos, e não haverá quem te salve.</text:p>
        <text:p text:style-name="P1">32 Teus filhos e tuas filhas serão dados a outro povo, os teus olhos o verão, e desfalecerão de saudades deles todo o dia; porém não haverá poder na tua mão.</text:p>
        <text:p text:style-name="P1"><text:soft-page-break/>33 O fruto da tua terra e todo o teu trabalho comê-los-á um povo que nunca conheceste; e serás oprimido e esmagado todos os dias.</text:p>
        <text:p text:style-name="P1">34 E enlouquecerás pelo que hás de ver com os teus olhos.</text:p>
        <text:p text:style-name="P1">35 Com úlceras malignas, de que não possas sarar, Iavé te ferirá nos joelhos e nas pernas, sim, desde a planta do pé até o alto da cabeça.</text:p>
        <text:p text:style-name="P1">36 Iavé te levará a ti e a teu rei, que tiveres posto sobre ti, a uma nação que não conheceste, nem tu nem teus pais; e ali servirás a outros deuses, ao pau e à pedra.</text:p>
        <text:p text:style-name="P1">37 E virás a ser por pasmo, provérbio e ludíbrio entre todos os povos a que Iavé te levar.</text:p>
        <text:p text:style-name="P1">38 Levarás muita semente para o teu campo, porem colherás pouco; porque o gafanhoto a consumirá.</text:p>
        <text:p text:style-name="P1">39 Plantarás vinhas, e as cultivarás, porém não lhes beberás o vinho, nem colherás as uvas; porque o bicho as devorará.</text:p>
        <text:p text:style-name="P1">40 Terás oliveiras em todos os teus termos, porém não te ungirás com azeite; porque a azeitona te cairá da oliveira.</text:p>
        <text:p text:style-name="P1">41 Filhos e filhas gerarás, porém não te pertencerão; porque irão em cativeiro.</text:p>
        <text:p text:style-name="P1">42 Todo o teu arvoredo e o fruto do teu solo consumi-los-á o gafanhoto.</text:p>
        <text:p text:style-name="P1">43 O estrangeiro que está no meio de ti se elevará cada vez mais sobre ti, e tu cada vez mais descerás;</text:p>
        <text:p text:style-name="P1">44 ele emprestará a ti, porém tu não emprestarás a ele; ele será a cabeça, e tu serás a cauda.</text:p>
        <text:p text:style-name="P1">45 Todas estas maldições virão sobre ti, e te perseguirão, e te alcançarão, até que sejas destruído, por não haveres dado ouvidos à vozde Iavé seu Deus, para guardares os seus mandamentos, e os seus estatutos, que te ordenou.</text:p>
        <text:p text:style-name="P1">46 Estarão sobre ti por sinal e por maravilha, como também sobre a tua descendencia para sempre.</text:p>
        <text:p text:style-name="P1">47 Por não haveres servido ao Iavé seu Deus com gosto e alegria de coração, por causa da abundância de tudo,</text:p>
        <text:p text:style-name="P1">48 servirás aos teus inimigos, que Iavé enviará contra ti, em fome e sede, e em nudez, e em falta de tudo; e ele porá sobre o teu pescoço um jugo de ferro, até que te haja destruído.</text:p>
        <text:p text:style-name="P1">49 Iavé levantará contra ti de longe, da extremidade da terra, uma nação que voa como a águia, nação cuja língua não entenderás;</text:p>
        <text:p text:style-name="P1">50 nação de rosto feroz, que não respeitará ao velho, nem se compadecerá do moço;</text:p>
        <text:p text:style-name="P1">51 e comerá o fruto dos teus animais e o fruto do teu solo, até que sejas destruído; e não te deixará grão, nem mosto, nem azeite, nem as crias das tuas vacas e das tuas ovelhas, até que te faça perecer;</text:p>
        <text:p text:style-name="P1"><text:soft-page-break/>52 e te sitiará em todas as tuas portas, até que em toda a tua terra venham a cair os teus altos e fortes muros, em que confiavas; sim, te sitiará em todas as tuas portas, em toda a tua terra que Iavé teu Deus te deu.</text:p>
        <text:p text:style-name="P1">53 E, no cerco e no aperto com que os teus inimigos te apertarão, comerás o fruto do teu ventre, a carne de teus filhos e de tuas filhas, que Iavé seu Deus te houver dado.</text:p>
        <text:p text:style-name="P1">54 Quanto ao homem mais mimoso e delicado no meio de ti, o seu olho será mesquinho para com o seu irmão, para com a mulher de seu regaço, e para com os filhos que ainda lhe ficarem de resto;</text:p>
        <text:p text:style-name="P1">55 de sorte que não dará a nenhum deles da carne de seus filhos que ele comer, porquanto nada lhe terá ficado de resto no cerco e no aperto com que o teu inimigo te apertará em todas as tuas portas.</text:p>
        <text:p text:style-name="P1">56 Igualmente, quanto à mulher mais mimosa e delicada no meio de ti, que de mimo e delicadeza nunca tentou pôr a planta de seu pé sobre a terra, será mesquinho o seu olho para com o homem de seu regaço, para com seu filho, e para com sua filha;</text:p>
        <text:p text:style-name="P1">57 também ela será mesquinha para com as suas páreas, que saírem dentre os seus pés, e para com os seus filhos que tiver; porque os comerá às escondidas pela falta de tudo, no cerco e no aperto com que o teu inimigo te apertará nas tuas portas.</text:p>
        <text:p text:style-name="P1">58 Se não tiveres cuidado de guardar todas as palavras desta lei, que estão escritas neste livro, para temeres este nome glorioso e temível, Iavé seu Deus;</text:p>
        <text:p text:style-name="P1">59 então Iavé fará espantosas as tuas pragas, e as pragas da tua descendência, grandes e duradouras pragas, e enfermidades malignas e duradouras;</text:p>
        <text:p text:style-name="P1">60 e fará tornar sobre ti todos os males do Egito, de que tiveste temor; e eles se apegarão a ti.</text:p>
        <text:p text:style-name="P1">61 Também Iavé fará vir a ti toda enfermidade, e toda praga que não está escrita no livro desta lei, até que sejas destruído.</text:p>
        <text:p text:style-name="P1">62 Assim ficareis poucos em número, depois de haverdes sido em multidão como as estrelas do céu; porquanto não deste ouvidos à voz de Iavé teu Deus.</text:p>
        <text:p text:style-name="P1">63 E será que, assim como Iavé se deleitava em vós, para fazer-vos o bem e multiplicar-vos, assim Iavé se deleitará em destruir-vos e consumir-vos; e sereis desarraigados da terra na qual estais entrando para a possuirdes.</text:p>
        <text:p text:style-name="P1">64 E Iavé vos espalhará entre todos os povos desde uma extremidade da terra até a outra; e ali servireis a outros deuses que não conhecestes, nem vós nem vossos pais, deuses de pau e de pedra.</text:p>
        <text:p text:style-name="P1">65 E nem ainda entre estas nações descansarás, nem a planta de teu pé terá repouso; mas Iavé ali te dará coração tremente, e desfalecimento de olhos, e desmaio de alma.</text:p>
        <text:p text:style-name="P1">66 E a tua vida estará como em suspenso diante de ti; e estremecerás de noite e de dia, e não terás segurança da tua própria vida.</text:p>
        <text:p text:style-name="P1"><text:soft-page-break/>67 Pela manhã dirás: Ah! quem me dera ver a tarde; E à tarde dirás: Ah! quem me dera ver a manhã! pelo pasmo que terás em teu coração, e pelo que verás com os teus olhos.</text:p>
        <text:p text:style-name="P1">68 E Iavé te fará voltar ao Egito em navios, pelo caminho de que te disse: Nunca mais o verás. Ali vos poreis a venda como escravos e escravas aos vossos inimigos, mas não haverá quem vos compre.</text:p>
      </text:section>
      <text:section text:style-name="Sect1" text:name="Seção138">
        <text:h text:style-name="Heading_20_2" text:outline-level="2"><text:bookmark text:name="cap292"/>DEUTERONÔMIO-[Capítulo 29]</text:h>
        <text:p text:style-name="P1">1 Estas são as palavras do pacto que Iavé ordenou a Moisés que fizesse com os filhos de Israel na terra de Moabe, além do pacto que fizera com eles em Horebe.</text:p>
        <text:p text:style-name="P1">2 Chamou, pois, Moisés a todo o Israel, e disse-lhes: Vistes tudo quanto Iavé fez perante vossos olhos, na terra do Egito, a Faraó, a todos os seus servos e a toda a sua terra;</text:p>
        <text:p text:style-name="P1">3 as grandes provas que os teus olhos viram, os sinais e aquelas grandes maravilhas.</text:p>
        <text:p text:style-name="P1">4 Mas até hoje Iavé não vos tem dado um coração para entender, nem olhos para ver, nem ouvidos para ouvir.</text:p>
        <text:p text:style-name="P1">5 Quarenta anos vos fiz andar pelo deserto; não se envelheceu sobre vós a vossa roupa, nem o sapato no vosso pé.</text:p>
        <text:p text:style-name="P1">6 Pão não comestes, vinho e bebida forte não bebestes; para que soubésseis queEu sou Iavé vosso Deus.</text:p>
        <text:p text:style-name="P1">7 Quando, pois, viemos a este lugar, Siom, rei de Hesbom, e Ogue, rei de Basã, nos saíram ao encontro, à peleja, e nós os ferimos;</text:p>
        <text:p text:style-name="P1">8 e lhes tomamos a terra, e a demos por herança aos rubenitas, aos gaditas e à meia tribo dos manassitas.</text:p>
        <text:p text:style-name="P1">9 Guardai, pois, as palavras deste pacto e cumpri-as, para que prospereis em tudo quanto fizerdes.</text:p>
        <text:p text:style-name="P1">10 Vós todos estais hoje perante Iavé vosso Deus: os vossos cabeças, as vossas tribos, os vossos anciãos e os vossos oficiais, a saber, todos os homens de Israel,</text:p>
        <text:p text:style-name="P1">11 os vossos pequeninos, as vossas mulheres, e o estrangeiro que está no meio do vosso arraial, tanto o rachador da vossa lenha como o tirador da vossa água;</text:p>
        <text:p text:style-name="P1">12 para entrardes no pacto de Iavé vosso Deus, e no seu juramento que Iavé vosso Deus hoje faz convosco;</text:p>
        <text:p text:style-name="P1">13 para que hoje vos estabeleça por seu povo, e ele vos seja por Deus, como vos disse e como prometeu com juramento a vossos pais, a Abraão, a Isaque e a Jacó.</text:p>
        <text:p text:style-name="P1">14 Ora, não é somente convosco que faço este pacto e este juramento,</text:p>
        <text:p text:style-name="P1">15 mas é com aquele que hoje está aqui conosco perante Iavé nosso Deus, e também com aquele que hoje não está aqui conosco</text:p>
        <text:p text:style-name="P1">16 (porque vós sabeis como habitamos na terra do Egito, e como passamos pelo meio das nações, pelas quais passastes;</text:p>
        <text:p text:style-name="P1"><text:soft-page-break/>17 e vistes as suas abominações, os seus ídolos de pau e de pedra, de prata e de ouro, que havia entre elas);</text:p>
        <text:p text:style-name="P1">18 para que entre vós não haja homem, nem mulher, nem família, nem tribo, cujo coração hoje se desviede Iavé nosso Deus, e vá servir aos deuses dessas nações; para que entre vós não haja raiz que produza veneno e fel,</text:p>
        <text:p text:style-name="P1">19 e aconteça que alguém, ouvindo as palavras deste juramento, se abençoe no seu coração, dizendo: Terei paz, ainda que ande na teimosia do meu coração para acrescentar à sede a bebedeira.</text:p>
        <text:p text:style-name="P1">20 Iavé não lhe quererá perdoar, pelo contrário fumegará contra esse homem a ira de Iavé, e o seu zelo, e toda maldição escrita neste livro pousará sobre ele, e Iavé lhe apagará o nome de debaixo do céu.</text:p>
        <text:p text:style-name="P1">21 Assim Iavé o separará para mal, dentre todas as tribos de Israel, conforme todas as maldições do pacto escrito no livro desta lei.</text:p>
        <text:p text:style-name="P1">22 Pelo que a geração vindoura - os vossos filhos que se levantarem depois de vós - e o estrangeiro que vier de terras remotas dirão, ao verem as pragas desta terra, e as suas doenças, com que Iavé a terá afligido,</text:p>
        <text:p text:style-name="P1">23 e que toda a sua terra é enxofre e sal e abrasamento, de sorte que não será semeada, e nada produzirá, nem nela crescerá erva alguma, assim como foi a destruição de Sodoma e de Gomorra, de Admá e de Zeboim, que Iavé destruiu na sua ira e no seu furor;</text:p>
        <text:p text:style-name="P1">24 sim, todas as nações dirão: Por que fez Iavé assim com esta terra? Que significa o furor de tamanha ira?</text:p>
        <text:p text:style-name="P1">25 Então se dirá: Porquanto deixaram o pacto de Iavé, o Deus de seus pais, que tinha feito com eles, quando os tirou da terra do Egito;</text:p>
        <text:p text:style-name="P1">26 e se foram e serviram a outros deuses, e os adoraram; deuses que eles não tinham conhecido, e que lhes não foram dados;</text:p>
        <text:p text:style-name="P1">27 por isso é que a ira de Iavé se acendeu contra esta terra, para trazer sobre ela toda maldição que está escrita neste livro;</text:p>
        <text:p text:style-name="P1">28 e Iavé os arrancou da sua terra com ira, com furor e com grande indignação, e os lançou em outra terra, como neste dia se vê.</text:p>
        <text:p text:style-name="P1">29 As coisas encobertas pertencem a Iavé nosso Deus, mas as reveladas nos pertencem a nós e a nossos filhos para sempre, para que observemos todas as palavras desta lei.</text:p>
      </text:section>
      <text:section text:style-name="Sect1" text:name="Seção139">
        <text:h text:style-name="Heading_20_2" text:outline-level="2"><text:bookmark text:name="cap302"/>DEUTERONÔMIO-[Capítulo 30]</text:h>
        <text:p text:style-name="P1">1 Quando te sobrevierem todas estas coisas, a bênção ou a maldição, que pus diante de ti, e te recordares delas entre todas as nações para onde Iavé seu Deus te houver lançado,</text:p>
        <text:p text:style-name="P1">2 e te converteres a Iavé seu Deus, e obedeceres à sua voz conforme tudo o que eu te ordeno hoje, tu e teus filhos, de todo o teu coração e de toda a tua alma,</text:p>
        <text:p text:style-name="P1"><text:soft-page-break/>3 Iavé seu Deus te fará voltar do teu cativeiro, e se compadecerá de ti, e tornará a ajuntar-te dentre todos os povos entre os quais te houver espalhado Iavé seu Deus.</text:p>
        <text:p text:style-name="P1">4 Ainda que o teu desterro tenha sido para a extremidade do céu, desde ali te ajuntará Iavé seu Deus, e dali te tomará;</text:p>
        <text:p text:style-name="P1">5 e Iavé seu Deus te trará à terra que teus pais possuíram, e a possuirás; e te fará bem, e te multiplicará mais do que a teus pais.</text:p>
        <text:p text:style-name="P1">6 Também Iavé seu Deus circuncidará o teu coração, e o coração de tua descendência, a fim de que ames ao Iavé seu Deus de todo o teu coração e de toda a tua alma, para que vivas.</text:p>
        <text:p text:style-name="P1">7 E Iavé seu Deus porá todas estas maldições sobre os teus inimigos, sobre aqueles que te tiverem odiado e perseguido.</text:p>
        <text:p text:style-name="P1">8 Tu te tornarás, pois, e obedecerás à voz de Iavé, e observarás todos os seus mandamentos que eu hoje te ordeno.</text:p>
        <text:p text:style-name="P1">9 Então Iavé seu Deus te fará prosperar grandemente em todas as obras das tuas mãos, no fruto do teu ventre, e no fruto dos teus animais, e no fruto do teu solo; porquanto Iavé tornará a alegrar-se em ti para te fazer bem, como se alegrou em teus pais;</text:p>
        <text:p text:style-name="P1">10 quando obedeceres à vozde Iavé seu Deus, guardando os seus mandamentos e os seus estatutos, escritos neste livro da lei; quando te converteres ao Iavé seu Deus de todo o teu coração e de toda a tua alma.</text:p>
        <text:p text:style-name="P1">11 Porque este mandamento, que eu hoje te ordeno, não te é difícil demais, nem tampouco está longe de ti.</text:p>
        <text:p text:style-name="P1">12 Não está no céu para dizeres: Quem subirá por nós ao céu, e no-lo trará, e no-lo fará ouvir, para que o cumpramos?</text:p>
        <text:p text:style-name="P1">13 Nem está além do mar, para dizeres: Quem passará por nós além do mar, e no-lo trará, e no-lo fará ouvir, para que o cumpramos?</text:p>
        <text:p text:style-name="P1">14 Mas a palavra está mui perto de ti, na tua boca, e no teu coração, para a cumprires.</text:p>
        <text:p text:style-name="P1">15 Vê que hoje te pus diante de ti a vida e o bem, a morte e o mal.</text:p>
        <text:p text:style-name="P1">16 Se guardares o mandamento que eu hoje te ordeno de amar a Iavé teu Deus, de andar nos seus caminhos, e de guardar os seus mandamentos, os seus estatutos e os seus preceitos, então viverás, e te multiplicarás, e Iavé seu Deus te abençoará na terra em que estás entrando para a possuíres.</text:p>
        <text:p text:style-name="P1">17 Mas se o teu coração se desviar, e não quiseres ouvir, e fores seduzido para adorares outros deuses, e os servires,</text:p>
        <text:p text:style-name="P1">18 declaro-te hoje que certamente perecerás; não prolongarás os dias na terra para entrar na qual estás passando o Jordão, a fim de a possuíres.</text:p>
        <text:p text:style-name="P1">19 O céu e a terra tomo hoje por testemunhas contra ti de que te pus diante de ti a vida e a morte, a bênção e a maldição; escolhe, pois, a vida, para que vivas, tu e a tua descendência,</text:p>
        <text:p text:style-name="P1"><text:soft-page-break/>20 amando ao Iavé seu Deus, obedecendo à sua voz, e te apegando a ele; pois ele é a tua vida, e o prolongamento dos teus dias; e para que habites na terra que Iavé prometeu com juramento a teus pais, a Abraão, a Isaque e a Jacó, que lhes havia de dar.</text:p>
      </text:section>
      <text:section text:style-name="Sect1" text:name="Seção140">
        <text:h text:style-name="Heading_20_2" text:outline-level="2"><text:bookmark text:name="cap314"/>DEUTERONÔMIO-[Capítulo 31]</text:h>
        <text:p text:style-name="P1">1 Prosseguindo Moisés, falou ainda estas palavras a todo o Israel,</text:p>
        <text:p text:style-name="P1">2 dizendo-lhes: Cento e vinte anos tenho eu hoje. Já não posso mais sair e entrar; e Iavé me disse: Não passarás este Jordão.</text:p>
        <text:p text:style-name="P1">3 Iavé seu Deus passará adiante de ti; ele destruirá estas nações de diante de ti, para que as possuas. Josué passará adiante de ti, como Iavé disse.</text:p>
        <text:p text:style-name="P1">4 E Iavé lhes fará como fez a Siom e a Ogue, reis dos amorreus, e à sua terra, aos quais destruiu.</text:p>
        <text:p text:style-name="P1">5 Quando, pois, Iavé vo-los entregar, fareis com eles conforme todo o mandamento que vos tenho ordenado.</text:p>
        <text:p text:style-name="P1">6 Sede fortes e corajosos; não temais, nem vos atemorizeis diante deles; porque Iavé vosso Deus é quem vai convosco. Não vos deixará, nem vos desamparará.</text:p>
        <text:p text:style-name="P1">7 Então chamou Moisés a Josué, e lhe disse à vista de todo o Israel: Sê forte e corajoso, porque tu entrarás com este povo na terra que Iavé, com juramento, prometeu a teus pais lhes daria; e tu os farás herdá-la.</text:p>
        <text:p text:style-name="P1">8 Iavé, pois, é aquele que vai adiante de ti; ele será contigo, não te deixará, nem te desamparará. Não temas, nem te espantes.</text:p>
        <text:p text:style-name="P1">9 Moisés escreveu esta lei, e a entregou aos sacerdotes, filhos de Levi, que levavam a arca do pacto de Iavé, e a todos os anciãos de Israel.</text:p>
        <text:p text:style-name="P1">10 Também Moisés lhes deu ordem, dizendo: Ao fim de cada sete anos, no tempo determinado do ano da remissão, na festa dos tabernáculos,</text:p>
        <text:p text:style-name="P1">11 quando todo o Israel vier a comparecer perante ao Iavé seu Deus, no lugar que ele escolher, lereis esta lei diante de todo o Israel, para todos ouvirem.</text:p>
        <text:p text:style-name="P1">12 Congregai o povo, homens, mulheres e pequeninos, e os estrangeiros que estão dentro das vossas portas, para que ouçam e aprendam, e temam a Iavé vosso Deus, e tenham cuidado de cumprir todas as palavras desta lei;</text:p>
        <text:p text:style-name="P1">13 e que seus filhos que não a souberem ouçam, e aprendam a temer ao Iavé vosso Deus, todos os dias que viverdes sobre a terra a qual estais passando o Jordão para possuir.</text:p>
        <text:p text:style-name="P1">14 Também Iavé disse a Moisés: Eis que vem chegando o dia em que hás de morrer. Chama a Josué, e apresentai-vos na tenda da revelação, para que eu lhe dê ordens. Assim foram Moisés e Josué, e se apresentaram na tenda da revelação.</text:p>
        <text:p text:style-name="P1">15 Então Iavé apareceu na tenda, na coluna de nuvem; e a coluna de nuvem parou sobre a porta da tenda.</text:p>
        <text:p text:style-name="P1"><text:soft-page-break/>16 E Iavé disse a Moisés: Eis que dormirás com teus pais; e este povo se levantará, e se prostituirá indo após os deuses estranhos da terra na qual está entrando, e me deixará, e quebrará o meu pacto, que fiz com ele.</text:p>
        <text:p text:style-name="P1">17 Então se acenderá a minha ira naquele dia contra ele, e eu o deixarei, e dele esconderei o meu rosto, e ele será devorado. Tantos males e angústias o alcançarão, que dirá naquele dia: Não é, porventura, por não estar o meu Deus comigo, que me sobrevieram estes males?</text:p>
        <text:p text:style-name="P1">18 Esconderei pois, totalmente o meu rosto naquele dia, por causa de todos os males que ele tiver feito, por se haver tornado para outros deuses.</text:p>
        <text:p text:style-name="P1">19 Agora, pois, escrevei para vós este cântico, e ensinai-o aos filhos de Israel; ponde-o na sua boca, para que este cântico me sirva por testemunha contra o povo de Israel.</text:p>
        <text:p text:style-name="P1">20 Porque o introduzirei na terra que, com juramento, prometi a seus pais, terra que mana leite e mel; comerá, fartar-se-á, e engordará; então, tornando-se para outros deuses, os servirá, e me desprezará, violando o meu pacto.</text:p>
        <text:p text:style-name="P1">21 E será que, quando lhe sobrevierem muitos males e angústias, então este cântico responderá contra ele por testemunha, pois não será esquecido da boca de sua descendência; porquanto conheço a sua imaginação, o que ele maquina hoje, antes de eu o ter introduzido na terra que lhe prometi com juramento.</text:p>
        <text:p text:style-name="P1">22 Assim Moisés escreveu este cântico naquele dia, e o ensinou aos filhos de Israel.</text:p>
        <text:p text:style-name="P1">23 E ordenou Iavé a Josué, filho de Num, dizendo: sê forte e corajoso, porque tu introduzirás os filhos de Israel na terra que, com juramento, lhes prometi; e eu serei contigo.</text:p>
        <text:p text:style-name="P1">24 Ora, tendo Moisés acabado de escrever num livro todas as palavras desta lei,</text:p>
        <text:p text:style-name="P1">25 deu ordem aos levitas que levavam a arca do pacto de Iavé, dizendo:</text:p>
        <text:p text:style-name="P1">26 Tomai este livro da lei, e ponde-o ao lado da arca do pacto de Iavé vosso Deus, para que ali esteja por testemunha contra vós.</text:p>
        <text:p text:style-name="P1">27 Porque conheço a vossa rebeldia e a vossa dura cerviz; eis que, vivendo eu ainda hoje convosco, rebeldes fostes contra Iavé; e quanto mais depois da minha morte!</text:p>
        <text:p text:style-name="P1">28 Congregai perante mim todos os anciãos das vossas tribos, e vossos oficiais, para que eu fale estas palavras aos seus ouvidos, e tome por testemunhas contra eles o céu e a terra.</text:p>
        <text:p text:style-name="P1">29 Porque eu sei que depois da minha morte certamente vos corrompereis, e vos desviareis do caminho que vos ordenei; então este mal vos sobrevirá nos últimos dias, quando fizerdes o que é mau aos olhos de Iavé, para o provocar à ira com a obra das vossas mãos.</text:p>
        <text:p text:style-name="P1">30 Então Moisés proferiu todas as palavras deste cântico, ouvindo-o toda a <text:span text:style-name="T1">assembleia</text:span> de Israel:</text:p>
      </text:section>
      <text:section text:style-name="Sect1" text:name="Seção141">
        <text:h text:style-name="Heading_20_2" text:outline-level="2"><text:bookmark text:name="cap322"/>DEUTERONÔMIO-[Capítulo 32]</text:h>
        <text:p text:style-name="P1">1 Inclinai os ouvidos, ó céus, e falarei; e ouça a terra as palavras da minha boca.</text:p>
        <text:p text:style-name="P1"><text:soft-page-break/>2 Caia como a chuva a minha doutrina; destile a minha palavra como o orvalho, como chuvisco sobre a erva e como chuvas sobre a relva.</text:p>
        <text:p text:style-name="P1">3 Porque proclamarei o nome de Iavé; engrandecei o nosso Deus.</text:p>
        <text:p text:style-name="P1">4 Ele é a Rocha; suas obras são perfeitas, porque todos os seus caminhos são justos; Deus é fiel e sem <text:span text:style-name="T1">iniquidade</text:span>; justo e reto é ele.</text:p>
        <text:p text:style-name="P1">5 Corromperam-se contra ele; não são seus filhos, e isso é a sua mancha; geração perversa e depravada é.</text:p>
        <text:p text:style-name="P1">6 É assim que recompensas a Iavé, povo louco e insensato? não é ele teu pai, que te adquiriu, que te fez e te estabeleceu?</text:p>
        <text:p text:style-name="P1">7 Lembra-te dos dias da <text:span text:style-name="T1">antiguidade</text:span>, atenta para os anos, geração por geração; pergunta a teu pai, e ele te informará, aos teus anciãos, e eles to dirão.</text:p>
        <text:p text:style-name="P1">8 Quando o Altíssimo dava às nações a sua herança, quando separava os filhos dos homens, estabeleceu os termos dos povos conforme o número dos filhos de Israel.</text:p>
        <text:p text:style-name="P1">9 Porque a porção de Iavé é o seu povo; Jacó é a parte da sua herança.</text:p>
        <text:p text:style-name="P1">10 Achou-o numa terra deserta, e num erma de solidão e horrendos uivos; cercou-o de proteção; cuidou dele, guardando-o como a menina do seu olho.</text:p>
        <text:p text:style-name="P1">11 Como a águia desperta o seu ninho, adeja sobre os seus filhos e, estendendo as suas asas, toma-os, e os leva sobre as suas asas,</text:p>
        <text:p text:style-name="P1">12 assim só Iavé o guiou, e não havia com ele deus estranho.</text:p>
        <text:p text:style-name="P1">13 Ele o fez cavalgar sobre as alturas da terra, e comer os frutos do campo; também o fez chupar mel da rocha e azeite da dura pederneira,</text:p>
        <text:p text:style-name="P1">14 coalhada das vacas e leite das ovelhas, com a gordura dos cordeiros, dos carneiros de Basã, e dos bodes, com o mais fino trigo; e por vinho bebeste o sangue das uvas.</text:p>
        <text:p text:style-name="P1">15 E Jesurum, engordando, recalcitrou (tu engordaste, tu te engrossaste e te cevaste); então abandonou a Deus, que o fez, e desprezou a Rocha da sua salvação.</text:p>
        <text:p text:style-name="P1">16 Com deuses estranhos o moveram a zelos; com abominações o provocaram à ira:</text:p>
        <text:p text:style-name="P1">17 Ofereceram sacrifícios aos demônios, não a Deus, a deuses que não haviam conhecido, deuses novos que apareceram há pouco, aos quais os vossos pais não temeram.</text:p>
        <text:p text:style-name="P1">18 Olvidaste a Rocha que te gerou, e te esqueceste do Deus que te formou.</text:p>
        <text:p text:style-name="P1">19 Vendo isto, Iavé os desprezou, por causa da provocação que lhe fizeram seus filhos e suas filhas;</text:p>
        <text:p text:style-name="P1">20 e disse: Esconderei deles o meu rosto, verei qual será o seu fim, porque geração perversa são eles, filhos em quem não <text:span text:style-name="T1">há</text:span> fidelidade.</text:p>
        <text:p text:style-name="P1">21 A zelos me provocaram cem aquilo que não é Deus, com as suas vaidades me provocaram à ira; portanto eu os provocarei a zelos com aquele que não é povo, com uma nação insensata os despertarei à ira.</text:p>
        <text:p text:style-name="P1"><text:soft-page-break/>22 Porque um fogo se acendeu na minha ira, e arde até o mais profundo do <text:span text:style-name="T2">s</text:span>eol, e devora a terra com o seu fruto, e abrasa os fundamentos dos montes.</text:p>
        <text:p text:style-name="P1">23 Males amontoarei sobre eles, esgotarei contra eles as minhas setas.</text:p>
        <text:p text:style-name="P1">24 Consumidos serão de fome, devorados de raios e de amarga destruição; e contra eles enviarei dentes de feras, juntamente com o veneno dos que se arrastam no pó.</text:p>
        <text:p text:style-name="P1">25 Por fora devastará a espada, e por dentro o pavor, tanto ao mancebo como à virgem, assim à criança de peito como ao homem encanecido.</text:p>
        <text:p text:style-name="P1">26 Eu teria dito: Por todos os cantos os espalharei, farei cessar a sua memória dentre os homens,</text:p>
        <text:p text:style-name="P1">27 se eu não receasse a vexação da parte do inimigo, para que os seus adversários, iludindo-se, não dissessem: A nossa mão está exaltada; não foi Iavé quem fez tudo isso.</text:p>
        <text:p text:style-name="P1">28 Porque são gente falta de conselhos, e neles não há entendimento.</text:p>
        <text:p text:style-name="P1">29 Se eles fossem sábios, entenderiam isso, e atentariam para o seu fim!</text:p>
        <text:p text:style-name="P1">30 Como poderia um só perseguir mil, e dois fazer rugir dez mil, se a sua Rocha não os vendera, e Iavé não os entregara?</text:p>
        <text:p text:style-name="P1">31 Porque a sua rocha não é como a nossa Rocha, sendo até os nossos inimigos juízes disso.</text:p>
        <text:p text:style-name="P1">32 Porque a sua vinha é da vinha de Sodoma e dos campos de Gomorra; as suas uvas são uvas venenosas, seus cachos são amargos.</text:p>
        <text:p text:style-name="P1">33 O seu vinho é veneno de serpentes, e peçonha cruel de víboras.</text:p>
        <text:p text:style-name="P1">34 Não está isto encerrado comigo? selado nos meus tesouros?</text:p>
        <text:p text:style-name="P1">35 Minha é a vingança e a recompensa, ao tempo em que resvalar o seu pé; porque o dia da sua ruína está próximo, e as coisas que lhes hão de suceder se apressam a chegar.</text:p>
        <text:p text:style-name="P1">36 Porque Iavé vindicará ao seu povo, e se arrependerá no tocante aos seus servos, quando vir que o poder deles já se foi, e que não resta nem escravo nem livre.</text:p>
        <text:p text:style-name="P1">37 Então dirá: Onde estão os seus deuses, a rocha em que se refugiavam,</text:p>
        <text:p text:style-name="P1">38 os que comiam a gordura dos sacrifícios deles e bebiam o vinho das suas ofertas de libação? Levantem-se eles, e vos ajudem, a fim de que haja agora refúgio para vós.</text:p>
        <text:p text:style-name="P1">39 Vede agora que eu, eu o sou, e não há outro deus além de mim; eu faço morrer e eu faço viver; eu firo e eu saro; e não há quem possa livrar da minha mão.</text:p>
        <text:p text:style-name="P1">40 Pois levanto a minha mão ao céu, e digo: Como eu vivo para sempre,</text:p>
        <text:p text:style-name="P1">41 se eu afiar a minha espada reluzente, e a minha mão travar do juízo, então retribuirei vingança aos meus adversários, e recompensarei aos que me odeiam.</text:p>
        <text:p text:style-name="P1">42 De sangue embriagarei as minhas setas, e a minha espada devorará carne; do sangue dos mortes e dos cativos, das cabeças cabeludas dos inimigos</text:p>
        <text:p text:style-name="P1">43 Aclamai, ó nações, com alegria, o povo dele, porque ele vingará o sangue dos seus servos; aos seus adversários retribuirá vingança, e fará expiação pela sua terra e pelo seu povo.</text:p>
        <text:p text:style-name="P1">44 Veio, pois, Moisés, e proferiu todas as palavras deste cântico na presença do povo, ele e Oséias, filho de Num.</text:p>
        <text:p text:style-name="P1">45 E, acabando Moisés de falar todas essas palavras a todo o Israel,</text:p>
        <text:p text:style-name="P1">46 disse-lhes: Aplicai o vosso coração a todas as palavras que eu hoje vos testifico, as quais haveis de recomendar a vossos filhos, para que tenham cuidado de cumprir todas as palavras desta lei.</text:p>
        <text:p text:style-name="P1">47 Porque esta palavra não vos é vã, mas é a vossa vida, e por esta mesma palavra prolongareis os dias na terra à qual ides, passando o Jordão, para a possuir.</text:p>
        <text:p text:style-name="P1">48 Naquele mesmo dia falou Iavé a Moisés, dizendo:</text:p>
        <text:p text:style-name="P1">49 Sobe a este monte de Abarim, ao monte Nebo, que está na terra de Moabe, defronte de Jericó, e vê a terra de Canaã, que eu dou aos filhos de Israel por possessão;</text:p>
        <text:p text:style-name="P1">50 e morre no monte a que vais subir, e recolhe-te ao teu povo; assim como Arão, teu irmão, morreu no monte Hor, e se recolheu ao seu povo;</text:p>
        <text:p text:style-name="P1">51 porquanto pecastes contra mim no meio dos filhos de Israel, junto às águas de Meribá de Cades, no deserto de Zim, pois não me santificastes no meio dos filhos de Israel.</text:p>
        <text:p text:style-name="P1">52 Pelo que verás a terra diante de ti, porém lá não entrarás, na terra que eu dou aos filhos de Israel.</text:p>
      </text:section>
      <text:section text:style-name="Sect1" text:name="Seção142">
        <text:h text:style-name="Heading_20_2" text:outline-level="2"><text:bookmark text:name="cap332"/>DEUTERONÔMIO-[Capítulo 33]</text:h>
        <text:p text:style-name="P1">1 Esta é a bênção com que Moisés, homem de Deus, abençoou os filhos de Israel antes da sua morte.</text:p>
        <text:p text:style-name="P1">2 Disse ele: Iavé veio do Sinai, e de Seir raiou sobre nós; resplandeceu desde o monte Parã, e veio das miríades de santos; à sua direita havia para eles o fogo da lei.</text:p>
        <text:p text:style-name="P1">3 Na verdade ama o seu povo; todos os seus santos estão na sua mão; postos serão no meio, entre os teus pés, e cada um receberá das tuas palavras.</text:p>
        <text:p text:style-name="P1">4 Moisés nos prescreveu uma lei, uma herança para a assembléia de Jacó.</text:p>
        <text:p text:style-name="P1">5 E tornou-se rei em Jesurum, quando se congregaram os cabeças do povo juntamente com as tribos de Israel.</text:p>
        <text:p text:style-name="P1">6 Viva Rúben, e não morra; e não sejam poucos os seus homens.</text:p>
        <text:p text:style-name="P1">7 E isto é o que disse de Judá: Ouve, Iavé, a voz de Judá e introduze-o no meio do seu povo; com as suas mãos pelejou por si; sê tu o seu auxílio contra os seus inimigos.</text:p>
        <text:p text:style-name="P1">8 De Levi disse: Sejam teu Tumim e teu Urim para o teu homem santo, que provaste em Massá, com quem contendeste junto às águas de Meribá;</text:p>
        <text:p text:style-name="P1"><text:soft-page-break/>9 aquele que disse de seu pai e de sua mãe: Nunca os vi, e não reconheceu a seus irmãos, e não conheceu a seus filhos; pois esses levitas guardaram a tua palavra e observaram o teu pacto.</text:p>
        <text:p text:style-name="P1">10 Ensinarão os teus preceitos a Jacó, e a tua lei a Israel; chegarão incenso ao seu nariz, e porão holocausto sobre o teu altar.</text:p>
        <text:p text:style-name="P1">11 Abençoa o seu poder, Iavé, e aceita a obra das suas mãos; fere os lombos dos que se levantam contra ele e o odeiam, para que nunca mais se levantem.</text:p>
        <text:p text:style-name="P1">12 De Benjamim disse: O amado de Iavé habitará seguro junto a ele; e Iavé o cercará o dia todo, e ele habitará entre os seus ombros.</text:p>
        <text:p text:style-name="P1">13 De José disse: Abençoada pel Iavé seja a sua terra, com os mais excelentes dons do céu, com o orvalho, e com as águas do abismo que jaz abaixo;</text:p>
        <text:p text:style-name="P1">14 com os excelentes frutos do sol, e com os excelentes produtos dos meses;</text:p>
        <text:p text:style-name="P1">15 com as coisas mais excelentes dos montes antigos, e com as coisas excelentes dos outeiros eternos;</text:p>
        <text:p text:style-name="P1">16 com as coisas excelentes da terra, e com a sua plenitude, e com a benevolência daquele que habitava na sarça; venha tudo isso sobre a cabeça de José, sobre o alto da cabeça daquele que é príncipe entre seus irmãos.</text:p>
        <text:p text:style-name="P1">17 Eis o seu novilho primogênito; ele tem majestade; e os seus chifres são chifres de boi selvagem; com eles rechaçará todos os povos, sim, todas as extremidades da terra. Tais são as miríades de Efraim, e tais são os milhares de Manassés.</text:p>
        <text:p text:style-name="P1">18 De Zebulom disse: Zebulom, alegra-te nas tuas saídas; e tu, Issacar, nas tuas tendas.</text:p>
        <text:p text:style-name="P1">19 Eles chamarão os povos ao monte; ali oferecerão sacrifícios de justiça, porque chuparão a abundância dos mares e os tesouros escondidos da areia.</text:p>
        <text:p text:style-name="P1">20 De Gade disse: Bendito aquele que faz dilatar a Gade; habita como a leoa, e despedaça o braço, e o alto da cabeça.</text:p>
        <text:p text:style-name="P1">21 Ele se proveu da primeira parte, porquanto ali estava reservada a porção do legislador; pelo que veio com os chefes do povo, executou a justiça de Iavé e os seus juízos para com Israel.</text:p>
        <text:p text:style-name="P1">22 De Dã disse: Dã é cachorro de leão, que salta de Basã.</text:p>
        <text:p text:style-name="P1">23 De Naftali disse: ó Naftali, saciado de favores, e farto da bênção de Iavé, possui o lago e o sul.</text:p>
        <text:p text:style-name="P1">24 De Aser disse: Bendito seja Aser dentre os filhos de Israel; seja o favorecido de seus irmãos; e mergulhe em azeite o seu pé;</text:p>
        <text:p text:style-name="P1">25 de ferro e de bronze sejam os teus ferrolhos; e como os teus dias, assim seja a tua força.</text:p>
        <text:p text:style-name="P1">26 Não há outro, ó Jesurum, semelhante a Deus, que cavalga sobre o céu para a tua ajuda, e na sua majestade sobre as mais altas nuvens.</text:p>
        <text:p text:style-name="P1">27 O Deus eterno é a tua habitação, e por baixo estão os braços eternos; ele lançou o inimigo de diante de ti e disse: Destrói-o.</text:p>
        <text:p text:style-name="P1"><text:soft-page-break/>28 Israel pois habitará seguro, a fonte de Jacó a sós, na terra de grão e de mosto; e o seu céu gotejará o orvalho.</text:p>
        <text:p text:style-name="P1">29 Feliz és tu, ó Israel! quem é semelhante a ti? um povo salvo pel Iavé, o escudo do teu socorro, e a espada da tua majestade; pelo que os teus inimigos te serão sujeitos, e tu pisarás sobre as suas alturas.</text:p>
      </text:section>
      <text:h text:style-name="Heading_20_2" text:outline-level="2"><text:bookmark text:name="cap342"/>DEUTERONÔMIO-[Capítulo 34]</text:h>
      <text:p text:style-name="P1">1 Então subiu Moisés das planícies de Moabe ao monte Nebo, ao cume de Pisga, que está defronte de Jericó; e Iavé mostrou-lhe toda a terra desde Gileade até Dã,</text:p>
      <text:p text:style-name="P1">2 todo o Naftali, a terra de Efraim e Manassés, toda a terra de Judá, até o mar ocidental,</text:p>
      <text:p text:style-name="P1">3 o Negebe, e a planície do vale de Jericó, a cidade das palmeiras, até Zoar.</text:p>
      <text:p text:style-name="P1">4 E disse-lhe Iavé: Esta é a terra que prometi com juramento a Abraão, a Isaque e a Jacó, dizendo: ë tua descendência a darei. Eu te fiz vê-la com os teus olhos, porém para lá não passarás.</text:p>
      <text:p text:style-name="P1">5 Assim Moisés, servo de Iavé, morreu ali na terra de Moabe, conforme o dito de Iavé,</text:p>
      <text:p text:style-name="P1">6 que o sepultou no vale, na terra de Moabe, defronte de Bete-Peor; e ninguém soube até hoje o lugar da sua sepultura.</text:p>
      <text:p text:style-name="P1">7 Tinha Moisés cento e vinte anos quando morreu; não se lhe escurecera a vista, nem se lhe fugira o vigor.</text:p>
      <text:p text:style-name="P1">8 Os filhos de Israel prantearam a Moisés por trinta dias nas planícies de Moabe; e os dias do pranto no luto por Moisés se cumpriram.</text:p>
      <text:p text:style-name="P1">9 Ora, Josué, filho de Num, foi cheio do espírito de sabedoria, porquanto Moisés lhe tinha imposto as mãos; assim se filhos de Israel lhe obedeceram, e fizeram como Iavé ordenara a Moisés.</text:p>
      <text:p text:style-name="P1">10 E nunca mais se levantou em Israel profeta como Moisés, a quem Iavé conhecesse face a face,</text:p>
      <text:p text:style-name="P1">11 nem semelhante em todos os sinais e maravilhas que Iavé o enviou para fazer na terra do Egito, a Faraó: e a todos os seus servos, e a toda a sua terra;</text:p>
      <text:p text:style-name="P1">12 e em tudo o que Moisés operou com mão forte, e com grande espanto, aos olhos de todo o Isra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Title"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Title"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7-25T13:31:46.538387680</meta:creation-date>
    <dc:date>2023-07-25T13:33:46.989763079</dc:date>
    <meta:editing-duration>PT2M1S</meta:editing-duration>
    <meta:editing-cycles>1</meta:editing-cycles>
    <meta:document-statistic meta:table-count="0" meta:image-count="0" meta:object-count="0" meta:page-count="55" meta:paragraph-count="993" meta:word-count="25224" meta:character-count="131885" meta:non-whitespace-character-count="107652"/>
    <meta:generator>LibreOffice/6.0.3.2$Linux_X86_64 LibreOffice_project/00m0$Build-2</meta:generator>
  </office:meta>
</office:document-meta>
</file>